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paragraph-properties>
      <style:text-properties style:font-name="Liberation Sans" fo:font-weight="bold" style:font-name-asian="Helvetica1" style:font-weight-asian="bold" style:font-name-complex="Helvetica1" style:font-weight-complex="bold"/>
    </style:style>
    <style:style style:name="P2" style:family="paragraph" style:parent-style-name="Standard">
      <style:paragraph-properties>
        <style:tab-stops/>
      </style:paragraph-properties>
      <style:text-properties style:font-name="Liberation Sans" style:text-underline-style="solid" style:text-underline-width="auto" style:text-underline-color="font-color" fo:font-weight="normal" style:font-name-asian="Helvetica1" style:font-weight-asian="normal" style:font-name-complex="Helvetica1" style:font-weight-complex="normal"/>
    </style:style>
    <style:style style:name="P3" style:family="paragraph" style:parent-style-name="Standard">
      <style:paragraph-properties>
        <style:tab-stops/>
      </style:paragraph-properties>
      <style:text-properties style:font-name="Liberation Sans" style:text-underline-style="solid" style:text-underline-width="auto" style:text-underline-color="font-color" fo:font-weight="bold" style:font-name-asian="Helvetica1" style:font-weight-asian="bold" style:font-name-complex="Helvetica1" style:font-weight-complex="bold"/>
    </style:style>
    <style:style style:name="P4" style:family="paragraph" style:parent-style-name="Standard">
      <style:paragraph-properties>
        <style:tab-stops/>
      </style:paragraph-properties>
      <style:text-properties style:font-name="Liberation Sans" style:text-underline-style="solid" style:text-underline-width="auto" style:text-underline-color="font-color" style:font-name-asian="Helvetica1" style:font-name-complex="Helvetica1"/>
    </style:style>
    <style:style style:name="P5" style:family="paragraph" style:parent-style-name="Standard">
      <style:paragraph-properties>
        <style:tab-stops/>
      </style:paragraph-properties>
      <style:text-properties style:font-name="Liberation Sans" style:font-name-asian="Helvetica1" style:font-name-complex="Helvetica1"/>
    </style:style>
    <style:style style:name="P6" style:family="paragraph" style:parent-style-name="Standard">
      <style:paragraph-properties>
        <style:tab-stops/>
      </style:paragraph-properties>
      <style:text-properties style:font-name="Liberation Sans" fo:font-style="normal" style:text-underline-style="solid" style:text-underline-width="auto" style:text-underline-color="font-color" fo:font-weight="normal" style:font-name-asian="Helvetica1" style:font-style-asian="normal" style:font-weight-asian="normal" style:font-name-complex="Helvetica1" style:font-style-complex="normal" style:font-weight-complex="normal"/>
    </style:style>
    <style:style style:name="P7" style:family="paragraph" style:parent-style-name="Standard">
      <style:paragraph-properties>
        <style:tab-stops/>
      </style:paragraph-properties>
      <style:text-properties style:font-name="Liberation Sans" fo:font-style="italic" style:text-underline-style="none" fo:font-weight="normal" style:font-name-asian="Helvetica1" style:font-style-asian="italic" style:font-weight-asian="normal" style:font-name-complex="Helvetica1" style:font-style-complex="italic" style:font-weight-complex="normal"/>
    </style:style>
    <style:style style:name="P8" style:family="paragraph" style:parent-style-name="Standard">
      <style:paragraph-properties>
        <style:tab-stops/>
      </style:paragraph-properties>
      <style:text-properties style:font-name="Liberation Sans"/>
    </style:style>
    <style:style style:name="P9" style:family="paragraph" style:parent-style-name="Standard">
      <style:paragraph-properties fo:margin-left="0in" fo:margin-right="0in"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bold" style:font-name-asian="Helvetica" style:font-size-asian="12pt" style:font-weight-asian="bold" style:font-name-complex="Helvetica" style:font-size-complex="12pt" style:font-weight-complex="bold"/>
    </style:style>
    <style:style style:name="P10" style:family="paragraph" style:parent-style-name="Standard">
      <style:paragraph-properties fo:margin-left="0in" fo:margin-right="0in" fo:text-indent="0in" style:auto-text-indent="false"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11" style:family="paragraph" style:parent-style-name="Standard">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list-style-name="L1">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13" style:family="paragraph" style:parent-style-name="Standard" style:list-style-name="L2">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14" style:family="paragraph" style:parent-style-name="Standard" style:list-style-name="L3">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15" style:family="paragraph" style:parent-style-name="Standard" style:list-style-name="L4">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16" style:family="paragraph" style:parent-style-name="Standard" style:list-style-name="L5">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17" style:family="paragraph" style:parent-style-name="Standard" style:list-style-name="L6">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18" style:family="paragraph" style:parent-style-name="Standard" style:list-style-name="L7">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19" style:family="paragraph" style:parent-style-name="Standard" style:list-style-name="L8">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0" style:family="paragraph" style:parent-style-name="Standard" style:list-style-name="L9">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1" style:family="paragraph" style:parent-style-name="Standard" style:list-style-name="L10">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2" style:family="paragraph" style:parent-style-name="Standard" style:list-style-name="L12">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3" style:family="paragraph" style:parent-style-name="Standard" style:list-style-name="L13">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4" style:family="paragraph" style:parent-style-name="Standard" style:list-style-name="L14">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5" style:family="paragraph" style:parent-style-name="Standard" style:list-style-name="L15">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6" style:family="paragraph" style:parent-style-name="Standard" style:list-style-name="L16">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7" style:family="paragraph" style:parent-style-name="Standard" style:list-style-name="L17">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8" style:family="paragraph" style:parent-style-name="Standard" style:list-style-name="L18">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29" style:family="paragraph" style:parent-style-name="Standard" style:list-style-name="L19">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30" style:family="paragraph" style:parent-style-name="Standard" style:list-style-name="L28">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31" style:family="paragraph" style:parent-style-name="Standard" style:list-style-name="L46">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32" style:family="paragraph" style:parent-style-name="Standard" style:list-style-name="L48">
      <style:paragraph-properties>
        <style:tab-stops/>
      </style:paragraph-properties>
      <style:text-properties style:font-name="Liberation Sans" style:text-underline-style="none" fo:font-weight="normal" style:font-name-asian="Helvetica1" style:font-weight-asian="normal" style:font-name-complex="Helvetica1" style:font-weight-complex="normal"/>
    </style:style>
    <style:style style:name="P33" style:family="paragraph" style:parent-style-name="Standard" style:list-style-name="L28">
      <style:paragraph-properties>
        <style:tab-stops/>
      </style:paragraph-properties>
      <style:text-properties style:font-name="Liberation Sans" style:text-underline-style="none" style:font-name-asian="Helvetica1" style:font-name-complex="Helvetica1"/>
    </style:style>
    <style:style style:name="P34" style:family="paragraph" style:parent-style-name="Standard" style:list-style-name="L48">
      <style:paragraph-properties>
        <style:tab-stops/>
      </style:paragraph-properties>
      <style:text-properties style:font-name="Liberation Sans" style:text-underline-style="none" style:font-name-asian="Helvetica1" style:font-name-complex="Helvetica1"/>
    </style:style>
    <style:style style:name="P35" style:family="paragraph" style:parent-style-name="Standard" style:list-style-name="L49">
      <style:paragraph-properties>
        <style:tab-stops/>
      </style:paragraph-properties>
      <style:text-properties style:font-name="Liberation Sans" style:text-underline-style="none" style:font-name-asian="Helvetica1" style:font-name-complex="Helvetica1"/>
    </style:style>
    <style:style style:name="P36" style:family="paragraph" style:parent-style-name="Standard" style:list-style-name="L50">
      <style:paragraph-properties>
        <style:tab-stops/>
      </style:paragraph-properties>
      <style:text-properties style:font-name="Liberation Sans" style:text-underline-style="none" style:font-name-asian="Helvetica1" style:font-name-complex="Helvetica1"/>
    </style:style>
    <style:style style:name="P37" style:family="paragraph" style:parent-style-name="Standard" style:list-style-name="L51">
      <style:paragraph-properties>
        <style:tab-stops/>
      </style:paragraph-properties>
      <style:text-properties style:font-name="Liberation Sans" style:text-underline-style="none" style:font-name-asian="Helvetica1" style:font-name-complex="Helvetica1"/>
    </style:style>
    <style:style style:name="P38" style:family="paragraph" style:parent-style-name="Standard" style:list-style-name="L52">
      <style:paragraph-properties>
        <style:tab-stops/>
      </style:paragraph-properties>
      <style:text-properties style:font-name="Liberation Sans" style:text-underline-style="none" style:font-name-asian="Helvetica1" style:font-name-complex="Helvetica1"/>
    </style:style>
    <style:style style:name="P39" style:family="paragraph" style:parent-style-name="Standard">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0" style:family="paragraph" style:parent-style-name="Standard" style:list-style-name="L11">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1" style:family="paragraph" style:parent-style-name="Standard" style:list-style-name="L20">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2" style:family="paragraph" style:parent-style-name="Standard" style:list-style-name="L21">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3" style:family="paragraph" style:parent-style-name="Standard" style:list-style-name="L22">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4" style:family="paragraph" style:parent-style-name="Standard" style:list-style-name="L23">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5" style:family="paragraph" style:parent-style-name="Standard" style:list-style-name="L24">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6" style:family="paragraph" style:parent-style-name="Standard" style:list-style-name="L25">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7" style:family="paragraph" style:parent-style-name="Standard" style:list-style-name="L26">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8" style:family="paragraph" style:parent-style-name="Standard" style:list-style-name="L27">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49" style:family="paragraph" style:parent-style-name="Standard" style:list-style-name="L28">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0" style:family="paragraph" style:parent-style-name="Standard" style:list-style-name="L29">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1" style:family="paragraph" style:parent-style-name="Standard" style:list-style-name="L30">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2" style:family="paragraph" style:parent-style-name="Standard" style:list-style-name="L31">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3" style:family="paragraph" style:parent-style-name="Standard" style:list-style-name="L32">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4" style:family="paragraph" style:parent-style-name="Standard" style:list-style-name="L33">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5" style:family="paragraph" style:parent-style-name="Standard" style:list-style-name="L34">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6" style:family="paragraph" style:parent-style-name="Standard" style:list-style-name="L35">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7" style:family="paragraph" style:parent-style-name="Standard" style:list-style-name="L36">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8" style:family="paragraph" style:parent-style-name="Standard" style:list-style-name="L37">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59" style:family="paragraph" style:parent-style-name="Standard" style:list-style-name="L38">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0" style:family="paragraph" style:parent-style-name="Standard" style:list-style-name="L39">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1" style:family="paragraph" style:parent-style-name="Standard" style:list-style-name="L40">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2" style:family="paragraph" style:parent-style-name="Standard" style:list-style-name="L41">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3" style:family="paragraph" style:parent-style-name="Standard" style:list-style-name="L42">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4" style:family="paragraph" style:parent-style-name="Standard" style:list-style-name="L43">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5" style:family="paragraph" style:parent-style-name="Standard" style:list-style-name="L44">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6" style:family="paragraph" style:parent-style-name="Standard" style:list-style-name="L45">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7" style:family="paragraph" style:parent-style-name="Standard" style:list-style-name="L46">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8" style:family="paragraph" style:parent-style-name="Standard" style:list-style-name="L47">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69" style:family="paragraph" style:parent-style-name="Standard" style:list-style-name="L48">
      <style:paragraph-properties>
        <style:tab-stops/>
      </style:paragraph-properties>
      <style:text-properties style:font-name="Liberation Sans" fo:font-style="normal" style:text-underline-style="none" fo:font-weight="normal" style:font-name-asian="Helvetica1" style:font-style-asian="normal" style:font-weight-asian="normal" style:font-name-complex="Helvetica1" style:font-style-complex="normal" style:font-weight-complex="normal"/>
    </style:style>
    <style:style style:name="P70" style:family="paragraph" style:parent-style-name="Standard" style:list-style-name="L19">
      <style:paragraph-properties>
        <style:tab-stops/>
      </style:paragraph-properties>
      <style:text-properties style:font-name="Liberation Sans" style:font-name-asian="Helvetica1" style:font-name-complex="Helvetica1"/>
    </style:style>
    <style:style style:name="P71" style:family="paragraph" style:parent-style-name="Standard" style:list-style-name="L44">
      <style:paragraph-properties>
        <style:tab-stops/>
      </style:paragraph-properties>
      <style:text-properties style:font-name="Liberation Sans" style:font-name-asian="Helvetica1" style:font-name-complex="Helvetica1"/>
    </style:style>
    <style:style style:name="P72" style:family="paragraph" style:parent-style-name="Standard" style:list-style-name="L28">
      <style:paragraph-properties>
        <style:tab-stops/>
      </style:paragraph-properties>
      <style:text-properties style:font-name="Liberation Sans" style:font-name-asian="Helvetica1" style:font-name-complex="Helvetica1"/>
    </style:style>
    <style:style style:name="P73" style:family="paragraph" style:parent-style-name="Standard">
      <style:paragraph-properties>
        <style:tab-stops/>
      </style:paragraph-properties>
      <style:text-properties style:font-name="Liberation Sans" style:text-underline-style="solid" style:text-underline-width="auto" style:text-underline-color="font-color" fo:font-weight="bold" style:font-name-asian="Helvetica1" style:font-weight-asian="bold" style:font-name-complex="Helvetica1" style:font-weight-complex="bold"/>
    </style:style>
    <style:style style:name="P74" style:family="paragraph" style:parent-style-name="Standard" style:list-style-name="L53">
      <style:paragraph-properties>
        <style:tab-stops/>
      </style:paragraph-properties>
      <style:text-properties style:font-name="Liberation Sans"/>
    </style:style>
    <style:style style:name="P75" style:family="paragraph" style:parent-style-name="Standard" style:master-page-name="Standard">
      <style:paragraph-properties style:page-number="auto">
        <style:tab-stops/>
      </style:paragraph-properties>
      <style:text-properties style:font-name="Liberation Sans" fo:font-style="italic" style:text-underline-style="solid" style:text-underline-width="auto" style:text-underline-color="font-color" fo:font-weight="bold" style:font-name-asian="Helvetica1" style:font-style-asian="italic" style:font-weight-asian="bold" style:font-name-complex="Helvetica1" style:font-style-complex="italic" style:font-weight-complex="bold"/>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MasterMaze Archived Version History</text:p>
      <text:p text:style-name="P3"/>
      <text:p text:style-name="P3">DungeonDiver3 Version History</text:p>
      <text:p text:style-name="P1"/>
      <text:p text:style-name="P1">V2.0.0 (05/04/2012):</text:p>
      <text:p text:style-name="P2">New Features:</text:p>
      <text:list xml:id="list5088534821" text:style-name="L1">
        <text:list-item>
          <text:p text:style-name="P12">Added the ability to rename Faiths to the Name Editor.</text:p>
        </text:list-item>
        <text:list-item>
          <text:p text:style-name="P12">Added Faith Powers to the game:</text:p>
          <text:list>
            <text:list-item>
              <text:p text:style-name="P12">Added a new shop, the Faith Power Shop, that sells these.</text:p>
            </text:list-item>
            <text:list-item>
              <text:p text:style-name="P12">Faith Powers for weapons give a damage boost.</text:p>
            </text:list-item>
            <text:list-item>
              <text:p text:style-name="P12">Faith Powers for armor give damage reduction.</text:p>
            </text:list-item>
            <text:list-item>
              <text:p text:style-name="P12">Faith Powers, like Faiths, can be renamed in the Name Editor.</text:p>
            </text:list-item>
          </text:list>
        </text:list-item>
        <text:list-item>
          <text:p text:style-name="P12">Added the ability to fire arrows in battle:</text:p>
          <text:list>
            <text:list-item>
              <text:p text:style-name="P12">Arrows never miss.</text:p>
            </text:list-item>
            <text:list-item>
              <text:p text:style-name="P12">Arrows are MUCH weaker than melee weapons.</text:p>
            </text:list-item>
            <text:list-item>
              <text:p text:style-name="P12">Arrows obey faith rules when determining damage.</text:p>
            </text:list-item>
          </text:list>
        </text:list-item>
        <text:list-item>
          <text:p text:style-name="P12">The battle engine now respects the “One Move at a Time” preference.</text:p>
        </text:list-item>
      </text:list>
      <text:p text:style-name="P2">Other Changes:</text:p>
      <text:list xml:id="list1608603390" text:style-name="L2">
        <text:list-item>
          <text:p text:style-name="P13">Updated the saved game format version to 2. Older saved games still work.</text:p>
        </text:list-item>
        <text:list-item>
          <text:p text:style-name="P13">Updated the names file version to 2. Old names files will be automatically deleted.</text:p>
        </text:list-item>
        <text:list-item>
          <text:p text:style-name="P13">Made a tweak to the sound engine to hopefully further limit the random crashing.</text:p>
        </text:list-item>
      </text:list>
      <text:p text:style-name="P1"/>
      <text:p text:style-name="P1">V1.3.1 (05/01/2012):</text:p>
      <text:p text:style-name="P2">Bug Fixes:</text:p>
      <text:list xml:id="list1713557417" text:style-name="L3">
        <text:list-item>
          <text:p text:style-name="P14">Dangerous ground now only does bad things if the battlefield randomization is turned on, as it was supposed to behave all along.</text:p>
        </text:list-item>
      </text:list>
      <text:p text:style-name="P1"/>
      <text:p text:style-name="P1">V1.3.0 (04/30/2012):</text:p>
      <text:p text:style-name="P2">New Features:</text:p>
      <text:list xml:id="list733496872" text:continue-list="list5088534821" text:style-name="L1">
        <text:list-item>
          <text:p text:style-name="P12">Added the ability to edit the names of things in the game. Changes made take effect immediately.</text:p>
        </text:list-item>
        <text:list-item>
          <text:p text:style-name="P12">Added an in-depth Statistics viewer.</text:p>
        </text:list-item>
      </text:list>
      <text:p text:style-name="P2">Other Changes:</text:p>
      <text:list xml:id="list444331372" text:style-name="L4">
        <text:list-item>
          <text:p text:style-name="P15">Raised the floor for hit rate from 50% to 80%, and lowered the ceiling for evade rate from 50% to 20%, making battles a lot less frustrating due to missing an awful lot.</text:p>
        </text:list-item>
        <text:list-item>
          <text:p text:style-name="P15">Renamed the Show Item Inventory... menu command to Show Inventory...</text:p>
        </text:list-item>
        <text:list-item>
          <text:p text:style-name="P15">Cleaned up the code a bit.</text:p>
        </text:list-item>
      </text:list>
      <text:p text:style-name="P1"/>
      <text:p text:style-name="P1">V1.2.0 (04/25/2012):</text:p>
      <text:p text:style-name="P2">New Features:</text:p>
      <text:list xml:id="list1801207494" text:continue-list="list733496872" text:style-name="L1">
        <text:list-item>
          <text:p text:style-name="P12">Upgraded the drawing engine. No more weird and temporary breaks when the dungeon or battle maps get redrawn.</text:p>
        </text:list-item>
        <text:list-item>
          <text:p text:style-name="P12">Added a new preference (defaults to on) to turn sound playback off/on.</text:p>
        </text:list-item>
        <text:list-item>
          <text:p text:style-name="P12">Added a new preference (defaults to off) to randomize the battlefield.</text:p>
          <text:list>
            <text:list-item>
              <text:p text:style-name="P12">When battlefield randomization is turned ON, walls and hostile ground are added in random locations to the battle map.</text:p>
            </text:list-item>
            <text:list-item>
              <text:p text:style-name="P12">Hostile ground has its usual effects, hurting both your party members as well as the <text:soft-page-break/>monsters, if they are foolish enough to step on it.</text:p>
            </text:list-item>
            <text:list-item>
              <text:p text:style-name="P12">Walls block movement as normal.</text:p>
            </text:list-item>
          </text:list>
        </text:list-item>
      </text:list>
      <text:p text:style-name="P2">Other Changes:</text:p>
      <text:list xml:id="list1664742355" text:style-name="L5">
        <text:list-item>
          <text:p text:style-name="P16">Renamed the Music pane in the Preferences to the Media pane.</text:p>
        </text:list-item>
      </text:list>
      <text:p text:style-name="P1"/>
      <text:p text:style-name="P1">V1.1.0 (04/20/2012):</text:p>
      <text:p text:style-name="P2">New Features:</text:p>
      <text:list xml:id="list292793469" text:continue-list="list1801207494" text:style-name="L1">
        <text:list-item>
          <text:p text:style-name="P12">Added descriptions for races, castes, faiths, and personalities to the character creation interface.</text:p>
        </text:list-item>
      </text:list>
      <text:p text:style-name="P2">Bug Fixes:</text:p>
      <text:list xml:id="list348337492" text:style-name="L6">
        <text:list-item>
          <text:p text:style-name="P17">Removed a debugging print statement that was accidentally left in the 1.0.0 release.</text:p>
        </text:list-item>
      </text:list>
      <text:p text:style-name="P1"/>
      <text:p text:style-name="P1">V1.0.0 (04/15/2012) <text:span text:style-name="T5">(changes from V1.0.0-RC1)</text:span>:</text:p>
      <text:p text:style-name="P2">New Features:</text:p>
      <text:list xml:id="list1570211776" text:continue-list="list292793469" text:style-name="L1">
        <text:list-item>
          <text:p text:style-name="P12">Initial stable release.</text:p>
        </text:list-item>
      </text:list>
      <text:p text:style-name="P2">Bug Fixes:</text:p>
      <text:list xml:id="list1055820092" text:style-name="L7">
        <text:list-item>
          <text:p text:style-name="P18">Fixed a minor platform integration issue on OS X.</text:p>
        </text:list-item>
        <text:list-item>
          <text:p text:style-name="P18">Fixed a bug in the damage formula that made equipment too strong.</text:p>
        </text:list-item>
        <text:list-item>
          <text:p text:style-name="P18">Fixed a double-count bug in attack and defense calculations.</text:p>
        </text:list-item>
      </text:list>
      <text:p text:style-name="P3"/>
      <text:p text:style-name="P3">DungeonDiver3 RC Version History</text:p>
      <text:p text:style-name="P5"/>
      <text:p text:style-name="P1">V1.0.0-RC1 (04/14/2012) <text:span text:style-name="T5">(changes from V1.0.0-beta3)</text:span>:</text:p>
      <text:p text:style-name="P2">Bug Fixes:</text:p>
      <text:list xml:id="list1098924853" text:style-name="L8">
        <text:list-item>
          <text:p text:style-name="P19">Removed more unused code.</text:p>
        </text:list-item>
        <text:list-item>
          <text:p text:style-name="P19">Tightened access controls further.</text:p>
        </text:list-item>
        <text:list-item>
          <text:p text:style-name="P19">Adjusted damage formulas in battle to be more reasonable.</text:p>
        </text:list-item>
        <text:list-item>
          <text:p text:style-name="P19">Changed the way sounds and music are handled behind the scenes, in an attempt to reduce instances of the game crashing.</text:p>
        </text:list-item>
      </text:list>
      <text:p text:style-name="P4">Other Changes:</text:p>
      <text:list xml:id="list1858653941" text:style-name="L9">
        <text:list-item>
          <text:p text:style-name="P20">Weakened the enemies (by no longer giving them equipment), since they were too strong in beta 3, and thus made the game harder than intended.</text:p>
        </text:list-item>
      </text:list>
      <text:p text:style-name="P3"/>
      <text:p text:style-name="P3">DungeonDiver3 Beta Version History</text:p>
      <text:p text:style-name="P1"/>
      <text:p text:style-name="P1">V1.0.0-beta3 (04/13/2012)<text:span text:style-name="T3">:</text:span></text:p>
      <text:p text:style-name="P4">Bug Fixes:</text:p>
      <text:list xml:id="list1687670895" text:style-name="L10">
        <text:list-item>
          <text:p text:style-name="P21">Removed an unused constant. (Found with UCDetector)</text:p>
        </text:list-item>
        <text:list-item>
          <text:p text:style-name="P21">Reduced visibility of a bunch of constants, methods and classes to improve security. (Found with UCDetector)</text:p>
        </text:list-item>
        <text:list-item>
          <text:p text:style-name="P21">Fixed multiple bugs related to the various modes the application can be in.</text:p>
        </text:list-item>
        <text:list-item>
          <text:p text:style-name="P21">Removed an unneeded method, because its implementation had been made identical to that of a similar method that could replace it, due to the above refactoring.</text:p>
        </text:list-item>
        <text:list-item>
          <text:p text:style-name="P21">Reduced the quality of the music in order to save space.</text:p>
        </text:list-item>
        <text:list-item>
          <text:p text:style-name="P21">Fixed various bugs in the libraries DungeonDiver3 depends on. (Found with FindBugs)</text:p>
        </text:list-item>
        <text:list-item>
          <text:p text:style-name="P21">Fixed multiple bugs with Enhancement Shops.</text:p>
        </text:list-item>
        <text:list-item>
          <text:p text:style-name="P21">Fixed a bug with equipment power being displayed as 10 times smaller than it should <text:soft-page-break/>be.</text:p>
        </text:list-item>
      </text:list>
      <text:p text:style-name="P1"/>
      <text:p text:style-name="P1">V1.0.0-beta2 (04/10/2012)<text:span text:style-name="T3">:</text:span></text:p>
      <text:p text:style-name="P6">New Features:</text:p>
      <text:list xml:id="list1308736459" text:style-name="L11">
        <text:list-item>
          <text:p text:style-name="P40">Added a new command to the Game menu: Remove Character. This unregisters the character selected, then deletes its file from the disk. Use with caution!</text:p>
        </text:list-item>
      </text:list>
      <text:p text:style-name="P4">Bug Fixes:</text:p>
      <text:list xml:id="list1994167609" text:style-name="L12">
        <text:list-item>
          <text:p text:style-name="P22">Don't terminate the monster AI script early just because someone ended their turn in battle. This fix finally puts an end to issues that allowed you to control the monsters at times.</text:p>
        </text:list-item>
        <text:list-item>
          <text:p text:style-name="P22">Don't terminate the monster AI script early just because a non-monster creature is active in battle. This fix completes the strange monster AI script behavior fixes in V1.0.0-beta1 for the cases involving more than 4 battlers.</text:p>
        </text:list-item>
        <text:list-item>
          <text:p text:style-name="P22">Don't run new round actions for monsters that are dead or have fled the battle.</text:p>
        </text:list-item>
        <text:list-item>
          <text:p text:style-name="P22">Really fixed the battle bug that caused the game to think the enemies had fled, when in fact you had won because at least one enemy ran away and all others were killed – it turns out that the earlier fix for this issue didn't work quite right.</text:p>
        </text:list-item>
        <text:list-item>
          <text:p text:style-name="P22">Fixed a bug that caused battle not to end immediately if a spell you cast on a monster killed that monster, and that monster was the last one still alive.</text:p>
        </text:list-item>
        <text:list-item>
          <text:p text:style-name="P22">Fixed a bug that caused Spell Shops to always offer Annihilator spells, regardless of what caste you chose when you created your character.</text:p>
          <text:list>
            <text:list-item>
              <text:p text:style-name="P22">This fix only affects newly created characters.</text:p>
            </text:list-item>
            <text:list-item>
              <text:p text:style-name="P22">Old characters that are affected will need to be deleted (using the newly added Remove Character command in the Game menu) and recreated before they will be offered the correct set of spells for their caste.</text:p>
            </text:list-item>
          </text:list>
        </text:list-item>
      </text:list>
      <text:p text:style-name="P1"/>
      <text:p text:style-name="P1">V1.0.0-beta1 (04/08/2012) <text:span text:style-name="T5">(changes from V1.0.0-alpha4)</text:span><text:span text:style-name="T3">:</text:span></text:p>
      <text:p text:style-name="P4">Bug Fixes:</text:p>
      <text:list xml:id="list598194819" text:continue-numbering="true" text:style-name="L12">
        <text:list-item>
          <text:p text:style-name="P22">Fixed several instances where resources were requested and then used, but never cleaned up properly afterwards.</text:p>
        </text:list-item>
        <text:list-item>
          <text:p text:style-name="P22">Removed unused code.</text:p>
        </text:list-item>
        <text:list-item>
          <text:p text:style-name="P22">Fixed a display bug in the updater that caused the program to sometimes give erroneous update information.</text:p>
        </text:list-item>
        <text:list-item>
          <text:p text:style-name="P22">Fixed an argument checking bug in one of the libraries DungeonDiver3 depends upon.</text:p>
        </text:list-item>
        <text:list-item>
          <text:p text:style-name="P22">Fixed some comparison, performance, and correctness bugs (found with FindBugs).</text:p>
        </text:list-item>
        <text:list-item>
          <text:p text:style-name="P22">Fixed a character registration bug that was showing the extension of character files in the registration dialog.</text:p>
        </text:list-item>
        <text:list-item>
          <text:p text:style-name="P22">Fixed a preferences bug causing the Make Character Changes Permanent setting to have the wrong default value.</text:p>
        </text:list-item>
        <text:list-item>
          <text:p text:style-name="P22">Fixed a bug in the Edit Note dialog that caused the game to create a note if Cancel was chosen, when a note did not already exist.</text:p>
        </text:list-item>
        <text:list-item>
          <text:p text:style-name="P22">Removed references to fumbling from the manual, since fumbling is not a thing in DungeonDiver3.</text:p>
        </text:list-item>
        <text:list-item>
          <text:p text:style-name="P22">Fixed a battle bug that caused effects to keep acting even if the creature they were acting on was no longer living.</text:p>
        </text:list-item>
        <text:list-item>
          <text:p text:style-name="P22">Fixed another battle bug that caused the AI to think it was done prematurely – this allowed you to control the monsters if one of them was last to act.</text:p>
        </text:list-item>
        <text:list-item>
          <text:p text:style-name="P22"><text:soft-page-break/>Fixed a third battle bug that caused the game to think the enemies had fled, when in fact you had won because at least one enemy ran away and all others were killed.</text:p>
        </text:list-item>
        <text:list-item>
          <text:p text:style-name="P22">Fixed a fourth battle bug that caused the AI to behave strangely, thinking it was its turn again, immediately after performing an action, when more than 2 creatures were involved in a battle.</text:p>
        </text:list-item>
        <text:list-item>
          <text:p text:style-name="P22">Fixed a monster AI bug causing monsters to never cast the same spell twice in the same battle.</text:p>
        </text:list-item>
        <text:list-item>
          <text:p text:style-name="P22">Made the monster AI smarter about going around objects if it gets stuck.</text:p>
        </text:list-item>
      </text:list>
      <text:p text:style-name="P3"/>
      <text:p text:style-name="P3">DungeonDiver3 Alpha Version History</text:p>
      <text:p text:style-name="P1"/>
      <text:p text:style-name="P1">V1.0.0-alpha4 (04/06/2012):</text:p>
      <text:p text:style-name="P2">New Features:</text:p>
      <text:list xml:id="list785739504" text:style-name="L13">
        <text:list-item>
          <text:p text:style-name="P23">Added a new menu item to the Help menu: What's New in DungeonDiver3. Invoking this displays the game's version history.</text:p>
        </text:list-item>
        <text:list-item>
          <text:p text:style-name="P23">Added a new preference to the Misc. tab: Are Character Changes Permanent; the default is no. If this is enabled, character status changes are written back to the corresponding character files.</text:p>
        </text:list-item>
      </text:list>
      <text:p text:style-name="P2">Bug Fixes:</text:p>
      <text:list xml:id="list1634912095" text:style-name="L14">
        <text:list-item>
          <text:p text:style-name="P24">Fixed a bug that caused members of your party to not display before their first move in battles after the first.</text:p>
        </text:list-item>
        <text:list-item>
          <text:p text:style-name="P24">Fixed a bug that caused the game to fail to realize that a battle is in progress.</text:p>
        </text:list-item>
        <text:list-item>
          <text:p text:style-name="P24">Fixed two bugs with the Prestige Viewer:</text:p>
          <text:list>
            <text:list-item>
              <text:p text:style-name="P24">Clicking the View Prestige... command in the Game menu previously did nothing. Now it shows the Prestige dialog like it is supposed to.</text:p>
            </text:list-item>
            <text:list-item>
              <text:p text:style-name="P24">The colors for the various elements of prestige (which couldn't be seen due to the first bug) were wrong. The colors have now been corrected.</text:p>
            </text:list-item>
          </text:list>
        </text:list-item>
        <text:list-item>
          <text:p text:style-name="P24">Fixed a color bug with the panels in the various stat displays.</text:p>
        </text:list-item>
      </text:list>
      <text:p text:style-name="P2">Other Changes:</text:p>
      <text:list xml:id="list1502331070" text:style-name="L15">
        <text:list-item>
          <text:p text:style-name="P25">Improved integration with the operating system.</text:p>
        </text:list-item>
        <text:list-item>
          <text:p text:style-name="P25">Halved the number of action points consumed by stealing and draining in battle.</text:p>
        </text:list-item>
      </text:list>
      <text:p text:style-name="P1"/>
      <text:p text:style-name="P1">V1.0.0-alpha3 (04/04/2012):</text:p>
      <text:p text:style-name="P4">Bug Fixes:</text:p>
      <text:list xml:id="list153585834" text:style-name="L16">
        <text:list-item>
          <text:p text:style-name="P26">Fixed a freezing bug that occurred intermittently while the game was playing sounds.</text:p>
        </text:list-item>
      </text:list>
      <text:p text:style-name="P2">Other Changes:</text:p>
      <text:list xml:id="list629782114" text:style-name="L17">
        <text:list-item>
          <text:p text:style-name="P27">Increased the average number of battles required to gain a level, in turn increasing the amount of gold earned before leveling up.</text:p>
        </text:list-item>
        <text:list-item>
          <text:p text:style-name="P27">Doubled the maximum amount of gold possible to earn per battle.</text:p>
        </text:list-item>
        <text:list-item>
          <text:p text:style-name="P27">Reduced the maximum level attainable from 250 to 99.</text:p>
        </text:list-item>
        <text:list-item>
          <text:p text:style-name="P27">Changed the formula for computing the price of enhancements to weapons and armor – it now increases with the power of the equipment being enhanced.</text:p>
        </text:list-item>
        <text:list-item>
          <text:p text:style-name="P27">Changed the formula for the base price of weapons and armor to make gear a LOT cheaper as level increases, as an incentive to purchase it.</text:p>
        </text:list-item>
        <text:list-item>
          <text:p text:style-name="P27">Changed the formula for the number of battles required to gain a level to be more reasonable as level increases.</text:p>
          <text:list>
            <text:list-item>
              <text:p text:style-name="P27">As a comparison example, to get from level 98 to 99 under the old system would <text:soft-page-break/>have required over 1,000,000,000,000 (1 quadrillion) battles.</text:p>
            </text:list-item>
            <text:list-item>
              <text:p text:style-name="P27">The new, more reasonable formula requires 200 battles to get from level 98 to level 99.</text:p>
            </text:list-item>
          </text:list>
        </text:list-item>
      </text:list>
      <text:p text:style-name="P1"/>
      <text:p text:style-name="P1">V1.0.0-alpha2 (04/02/2012):</text:p>
      <text:p text:style-name="P4">Bug Fixes:</text:p>
      <text:list xml:id="list1964784896" text:continue-list="list153585834" text:style-name="L16">
        <text:list-item>
          <text:p text:style-name="P26">Fixed menu bugs:</text:p>
          <text:list>
            <text:list-item>
              <text:p text:style-name="P26">It is no longer possible to save your game while in the middle of battle.</text:p>
            </text:list-item>
            <text:list-item>
              <text:p text:style-name="P26">The game no longer prompts you to save if you are in the middle of battle and quit the game.</text:p>
            </text:list-item>
            <text:list-item>
              <text:p text:style-name="P26">Registering and unregistering characters can only be done while NOT playing a game, now.</text:p>
            </text:list-item>
          </text:list>
        </text:list-item>
        <text:list-item>
          <text:p text:style-name="P26">Fixed faith data bug causing all effects that do damage to not work.</text:p>
        </text:list-item>
        <text:list-item>
          <text:p text:style-name="P26">Fixed poisoning to work more reliably and consistently.</text:p>
        </text:list-item>
        <text:list-item>
          <text:p text:style-name="P26">Fixed several issues with the updater.</text:p>
        </text:list-item>
      </text:list>
      <text:p text:style-name="P2">Other Changes:</text:p>
      <text:list xml:id="list389107705" text:style-name="L18">
        <text:list-item>
          <text:p text:style-name="P28">Changed the scoring system slightly:</text:p>
          <text:list>
            <text:list-item>
              <text:p text:style-name="P28">Score tables are no longer saved or used, since only the first entry is ever populated.</text:p>
            </text:list-item>
            <text:list-item>
              <text:p text:style-name="P28">You are no longer prompted for a name for the score table; instead, your final score is shown in a dialog.</text:p>
            </text:list-item>
            <text:list-item>
              <text:p text:style-name="P28">The View Score Table... command in the Game menu was removed.</text:p>
            </text:list-item>
          </text:list>
        </text:list-item>
      </text:list>
      <text:p text:style-name="P1"/>
      <text:p text:style-name="P1">V1.0.0-alpha1 (04/01/2012):</text:p>
      <text:p text:style-name="P4">New Features:</text:p>
      <text:list xml:id="list759120723" text:continue-list="list1964784896" text:style-name="L16">
        <text:list-item>
          <text:p text:style-name="P26">Initial alpha release.</text:p>
        </text:list-item>
      </text:list>
      <text:p text:style-name="P3"/>
      <text:p text:style-name="P3">DungeonDiver3 Development Version History</text:p>
      <text:p text:style-name="P3"/>
      <text:p text:style-name="P7">Note: The dates below refer to code commit dates, not release dates. The versions listed here were never released to the public.</text:p>
      <text:p text:style-name="P5"/>
      <text:p text:style-name="P1">V1.0.0-dev7 (03/31/2012):</text:p>
      <text:p text:style-name="P4">Bug Fixes:</text:p>
      <text:list xml:id="list1233506590" text:style-name="L19">
        <text:list-item>
          <text:p text:style-name="P70">Fixed various bugs discovered in the sixth and last development testing round.</text:p>
        </text:list-item>
      </text:list>
      <text:p text:style-name="P4">Other Changes:</text:p>
      <text:list xml:id="list817058204" text:continue-numbering="true" text:style-name="L19">
        <text:list-item>
          <text:p text:style-name="P70">Prepared for first public release.</text:p>
        </text:list-item>
      </text:list>
      <text:p text:style-name="P5"/>
      <text:p text:style-name="P1">V1.0.0-dev6 (03/30/2012):</text:p>
      <text:p text:style-name="P4">New Features:</text:p>
      <text:list xml:id="list1762209280" text:continue-numbering="true" text:style-name="L19">
        <text:list-item>
          <text:p text:style-name="P70">Third and final phase of features implemented.</text:p>
        </text:list-item>
      </text:list>
      <text:p text:style-name="P4">Bug Fixes:</text:p>
      <text:list xml:id="list1979806753" text:continue-numbering="true" text:style-name="L19">
        <text:list-item>
          <text:p text:style-name="P70">Fixed various bugs discovered in the third, fourth, and fifth testing rounds.</text:p>
        </text:list-item>
      </text:list>
      <text:p text:style-name="P5"/>
      <text:p text:style-name="P1">V1.0.0-dev5 (03/29/2012):</text:p>
      <text:p text:style-name="P4">New Features:</text:p>
      <text:list xml:id="list1975884623" text:continue-numbering="true" text:style-name="L19">
        <text:list-item>
          <text:p text:style-name="P70">Second phase of features implemented.</text:p>
        </text:list-item>
      </text:list>
      <text:p text:style-name="P4"><text:soft-page-break/>Bug Fixes:</text:p>
      <text:list xml:id="list481155123" text:continue-numbering="true" text:style-name="L19">
        <text:list-item>
          <text:p text:style-name="P70">Fixed various bugs discovered in the second testing round.</text:p>
        </text:list-item>
      </text:list>
      <text:p text:style-name="P5"/>
      <text:p text:style-name="P1">V1.0.0-dev4 (03/28/2012):</text:p>
      <text:p text:style-name="P4">Bug Fixes:</text:p>
      <text:list xml:id="list1973634876" text:continue-numbering="true" text:style-name="L19">
        <text:list-item>
          <text:p text:style-name="P70">Fixed various bugs discovered in the initial testing round.</text:p>
        </text:list-item>
      </text:list>
      <text:p text:style-name="P5"/>
      <text:p text:style-name="P1">V1.0.0-dev3 (03/27/2012):</text:p>
      <text:p text:style-name="P4">New Features:</text:p>
      <text:list xml:id="list1324362940" text:continue-numbering="true" text:style-name="L19">
        <text:list-item>
          <text:p text:style-name="P70">Started feature implementation.</text:p>
        </text:list-item>
      </text:list>
      <text:p text:style-name="P5"/>
      <text:p text:style-name="P1">V1.0.0-dev2 (03/26/2012):</text:p>
      <text:p text:style-name="P4">New Features:</text:p>
      <text:list xml:id="list375344995" text:continue-numbering="true" text:style-name="L19">
        <text:list-item>
          <text:p text:style-name="P70">Rebranded inherited code for DungeonDiver3.</text:p>
        </text:list-item>
      </text:list>
      <text:p text:style-name="P5"/>
      <text:p text:style-name="P1">V1.0.0-dev1 (03/25/2012):</text:p>
      <text:p text:style-name="P4">New Features:</text:p>
      <text:list xml:id="list1739273296" text:continue-numbering="true" text:style-name="L19">
        <text:list-item>
          <text:p text:style-name="P29">Project started.</text:p>
        </text:list-item>
      </text:list>
      <text:p text:style-name="P3"/>
      <text:p text:style-name="P3">BrainMaze Version History</text:p>
      <text:p text:style-name="P5"/>
      <text:p text:style-name="P1">V3.0.1 (01/18/2012):</text:p>
      <text:p text:style-name="P4">Bug Fixes:</text:p>
      <text:list xml:id="list326143762" text:style-name="L20">
        <text:list-item>
          <text:p text:style-name="P41">Removed unused code.</text:p>
        </text:list-item>
        <text:list-item>
          <text:p text:style-name="P41">Fixed many, many bugs found by FindBugs.</text:p>
        </text:list-item>
      </text:list>
      <text:p text:style-name="P5"/>
      <text:p text:style-name="P1">V3.0.0 (12/02/2011):</text:p>
      <text:p text:style-name="P4">New Features:</text:p>
      <text:list xml:id="list894296478" text:continue-numbering="true" text:style-name="L20">
        <text:list-item>
          <text:p text:style-name="P41">564 new objects: 540 of these are automatically generated transition objects between various types of ground; the remaining 24 consist of 12 colors of Crystal and 12 colors of Crystal Wall.</text:p>
        </text:list-item>
        <text:list-item>
          <text:p text:style-name="P41">Added an automatic transition placer to the Editor, controlled by a preference. It is turned off by default.</text:p>
        </text:list-item>
      </text:list>
      <text:p text:style-name="P6">Other Changes:</text:p>
      <text:list xml:id="list1707954560" text:style-name="L21">
        <text:list-item>
          <text:p text:style-name="P42">The maze, saved game, and game format is now Version 3, to accommodate the new objects. Versions 1 and 2 mazes, games, and saved games can still be loaded.</text:p>
        </text:list-item>
      </text:list>
      <text:p text:style-name="P5"/>
      <text:p text:style-name="P1">V2.1.1 (11/25/2011):</text:p>
      <text:p text:style-name="P4">Bug Fixes:</text:p>
      <text:list xml:id="list678273963" text:continue-list="list894296478" text:style-name="L20">
        <text:list-item>
          <text:p text:style-name="P41">Fixed an infinite loop bug in the game.</text:p>
        </text:list-item>
        <text:list-item>
          <text:p text:style-name="P41">Fixed a bug in the editor causing all objects to get transposed when the level is resized.</text:p>
        </text:list-item>
      </text:list>
      <text:p text:style-name="P5"/>
      <text:p text:style-name="P1">V2.1.0 (11/24/2011):</text:p>
      <text:p text:style-name="P4">New Features:</text:p>
      <text:list xml:id="list1382711435" text:continue-numbering="true" text:style-name="L20">
        <text:list-item>
          <text:p text:style-name="P41">Added the ability to change the Game and Editor viewing window size in the preferences.</text:p>
        </text:list-item>
      </text:list>
      <text:p text:style-name="P6">Other Changes:</text:p>
      <text:list xml:id="list766394241" text:style-name="L22">
        <text:list-item>
          <text:p text:style-name="P43"><text:soft-page-break/>Refactored some internal stuff that users will not notice.</text:p>
        </text:list-item>
      </text:list>
      <text:p text:style-name="P5"/>
      <text:p text:style-name="P1">V2.0.1 (11/18/2011):</text:p>
      <text:p text:style-name="P4">Bug Fixes:</text:p>
      <text:list xml:id="list1785957428" text:continue-list="list1382711435" text:style-name="L20">
        <text:list-item>
          <text:p text:style-name="P41">Fixed an issue with Sun Doors and Moon Doors causing their associated count to not be saved. Note that any mazes created with V2.0.0 that use Sun Doors or Moon Doors will NOT load properly in this version.</text:p>
        </text:list-item>
        <text:list-item>
          <text:p text:style-name="P41">Fixed a crashing bug on creating a new Maze.</text:p>
        </text:list-item>
        <text:list-item>
          <text:p text:style-name="P41">Made Maze load failure error messages more informative.</text:p>
        </text:list-item>
      </text:list>
      <text:p text:style-name="P5"/>
      <text:p text:style-name="P1">V2.0.0 (11/17/2011):</text:p>
      <text:p text:style-name="P4">New Features:</text:p>
      <text:list xml:id="list1682971847" text:continue-numbering="true" text:style-name="L20">
        <text:list-item>
          <text:p text:style-name="P41">16 new objects: Horizontal and Vertical bridges over Lava, Slime, and Water; No Blocks, which destroy any blocks pushed or pulled into them; No Players, which prevent player movement into them, but allow other objects to pass through normally; Block Teleports, which teleport movable objects rather than players; <text:s/>Invisible Block Teleports, which behave like Block Teleports, but are invisible; and 6 varieties of breakable wall.</text:p>
        </text:list-item>
      </text:list>
      <text:p text:style-name="P6">Other Changes:</text:p>
      <text:list xml:id="list769107551" text:style-name="L23">
        <text:list-item>
          <text:p text:style-name="P44">The default behavior of teleports has changed with regards to accepting objects pushed into them. Most, but not all, teleports now accept pushes. This change was made because of the addition of Block Teleports, which make it possible to teleport blocks around. It is now possible to teleport both the player and a block at the same time, if teleports are positioned carefully.</text:p>
        </text:list-item>
        <text:list-item>
          <text:p text:style-name="P44">The appearance of Fake Walls in the Game was changed slightly, to make them distinguishable from regular Walls.</text:p>
        </text:list-item>
        <text:list-item>
          <text:p text:style-name="P44">Changed the way the Player is displayed in both the Game and Editor, so that it now appears on top of all other objects. This was done to improve aesthetics.</text:p>
        </text:list-item>
        <text:list-item>
          <text:p text:style-name="P44">The maze, saved game, and game format is now Version 2, to accommodate the new objects and Player display change. Version 1 mazes, games, and saved games can still be loaded.</text:p>
        </text:list-item>
      </text:list>
      <text:p text:style-name="P5"/>
      <text:p text:style-name="P1">V1.4.1 (11/05/2011):</text:p>
      <text:p text:style-name="P6">Bug Fixes:</text:p>
      <text:list xml:id="list1274552134" text:style-name="L24">
        <text:list-item>
          <text:p text:style-name="P45">The changes made in V1.4.0 accidentally broke the image for the Sunken Block object; this problem has been fixed.</text:p>
        </text:list-item>
      </text:list>
      <text:p text:style-name="P6">Other Changes:</text:p>
      <text:list xml:id="list836351083" text:style-name="L25">
        <text:list-item>
          <text:p text:style-name="P46">Further optimized the game's images.</text:p>
        </text:list-item>
      </text:list>
      <text:p text:style-name="P5"/>
      <text:p text:style-name="P1">V1.4.0 (11/04/2011):</text:p>
      <text:p text:style-name="P6">Other Changes:</text:p>
      <text:list xml:id="list1676131462" text:continue-numbering="true" text:style-name="L25">
        <text:list-item>
          <text:p text:style-name="P46">Compressed the game's resources, cutting the file size in half.</text:p>
        </text:list-item>
        <text:list-item>
          <text:p text:style-name="P46">Reduced the RAM the game takes by half as well.</text:p>
        </text:list-item>
      </text:list>
      <text:p text:style-name="P5"/>
      <text:p text:style-name="P1">V1.3.0 (10/29/2011):</text:p>
      <text:p text:style-name="P4">New Features:</text:p>
      <text:list xml:id="list526414058" text:continue-list="list1682971847" text:style-name="L20">
        <text:list-item>
          <text:p text:style-name="P41">Line of sight support was added to the game.</text:p>
        </text:list-item>
        <text:list-item>
          <text:p text:style-name="P41">2 new level preferences were added to control the vision mode.</text:p>
        </text:list-item>
      </text:list>
      <text:p text:style-name="P6"><text:soft-page-break/>Bug Fixes:</text:p>
      <text:list xml:id="list283860736" text:continue-list="list1274552134" text:style-name="L24">
        <text:list-item>
          <text:p text:style-name="P45">The game now properly resets the “seen” status of the Maze after you solve it.</text:p>
        </text:list-item>
        <text:list-item>
          <text:p text:style-name="P45">Wraparound was not being taken into account for all vision modes. Now it is.</text:p>
        </text:list-item>
      </text:list>
      <text:p text:style-name="P6">Other Changes:</text:p>
      <text:list xml:id="list1860196136" text:style-name="L26">
        <text:list-item>
          <text:p text:style-name="P47">The New command in the File menu no longer prompts for dimensions; instead, it simply creates a Maze using reasonable defaults, and notifies you that a new maze was created. The dimensions can be changed later in the Editor.</text:p>
        </text:list-item>
      </text:list>
      <text:p text:style-name="P5"/>
      <text:p text:style-name="P1">V1.2.0 (10/28/2011):</text:p>
      <text:p text:style-name="P4">New Features:</text:p>
      <text:list xml:id="list1761623535" text:continue-list="list526414058" text:style-name="L20">
        <text:list-item>
          <text:p text:style-name="P41">Dragging the mouse to “paint” an object multiple times is now supported in the Editor.</text:p>
        </text:list-item>
        <text:list-item>
          <text:p text:style-name="P41">Filling only the active layer in a Maze in the Editor is now supported. Four new commands were added to the Fill submenu to achieve this.</text:p>
        </text:list-item>
      </text:list>
      <text:p text:style-name="P5"/>
      <text:p text:style-name="P1">V1.1.0 (10/14/2011):</text:p>
      <text:p text:style-name="P4">New Features:</text:p>
      <text:list xml:id="list725125126" text:continue-numbering="true" text:style-name="L20">
        <text:list-item>
          <text:p text:style-name="P41">Two new items were added to the File menu: <text:span text:style-name="T4">Import Game...</text:span> and <text:span text:style-name="T4">Export as Game...</text:span></text:p>
        </text:list-item>
      </text:list>
      <text:p text:style-name="P4">Bug Fixes:</text:p>
      <text:list xml:id="list683709527" text:continue-numbering="true" text:style-name="L20">
        <text:list-item>
          <text:p text:style-name="P41">The bug that caused you to appear cloaked in darkness after teleporting has been fixed.</text:p>
        </text:list-item>
      </text:list>
      <text:p text:style-name="P4">Other Changes:</text:p>
      <text:list xml:id="list396438762" text:continue-numbering="true" text:style-name="L20">
        <text:list-item>
          <text:p text:style-name="P41">The former <text:span text:style-name="T4">Open Locked...</text:span>and <text:span text:style-name="T4">Save Locked...</text:span> menu commands were renamed to <text:span text:style-name="T4">Open Game...</text:span> and <text:span text:style-name="T4">Save as Game...</text:span> Additionally, their functionality has changed – these commands now save to / load from only the internal Games folder.</text:p>
        </text:list-item>
      </text:list>
      <text:p text:style-name="P5"/>
      <text:p text:style-name="P1">V1.0.0 (10/02/2011):</text:p>
      <text:p text:style-name="P4">New Features:</text:p>
      <text:list xml:id="list1837538496" text:style-name="L27">
        <text:list-item>
          <text:p text:style-name="P48">Initial release.</text:p>
        </text:list-item>
      </text:list>
      <text:p text:style-name="P39"/>
      <text:p text:style-name="P3">Mazer5D Version History</text:p>
      <text:p text:style-name="P5"/>
      <text:p text:style-name="P1">V8.00 (08/17/2011):</text:p>
      <text:p text:style-name="P4">New Features:</text:p>
      <text:list xml:id="list1135188535" text:style-name="L28">
        <text:list-item>
          <text:p text:style-name="P49">Added 9 new objects: 6 kinds of Chain Teleport, 2 new traps that turn on/off a new mode for the maze lighting – Explore mode – and a companion to the Sun Stone, called Moon Stone.</text:p>
        </text:list-item>
        <text:list-item>
          <text:p text:style-name="P49">Added many new level preferences in the Editor to support these changes.</text:p>
        </text:list-item>
      </text:list>
      <text:p text:style-name="P6">Other Changes (All Platforms):</text:p>
      <text:list xml:id="list1457001567" text:style-name="L29">
        <text:list-item>
          <text:p text:style-name="P50">The default Maze and Saved Game format in this version is now XML format 5. Older XML Mazes will still work. Older Saved Games will NOT work.</text:p>
        </text:list-item>
      </text:list>
      <text:p text:style-name="P5"/>
      <text:p text:style-name="P1">V7.10 (08/14/2011):</text:p>
      <text:p text:style-name="P6">Other Changes (All Platforms):</text:p>
      <text:list xml:id="list657323598" text:style-name="L30">
        <text:list-item>
          <text:p text:style-name="P51">Modernized the code base.</text:p>
        </text:list-item>
        <text:list-item>
          <text:p text:style-name="P51">Converted the code base to use the new library system.</text:p>
        </text:list-item>
      </text:list>
      <text:p text:style-name="P5"/>
      <text:p text:style-name="P1">V7.00 (08/25/2010):</text:p>
      <text:p text:style-name="P4">New Features:</text:p>
      <text:list xml:id="list1927413510" text:continue-list="list1135188535" text:style-name="L28">
        <text:list-item>
          <text:p text:style-name="P49"><text:soft-page-break/>Added a new level preference to set the starting illumination. Levels no longer must always start fully lit.</text:p>
        </text:list-item>
        <text:list-item>
          <text:p text:style-name="P49">Moved the music inside the source structure, and made it possible for plugins to override it.</text:p>
        </text:list-item>
        <text:list-item>
          <text:p text:style-name="P49">Added 3 new objects: Crevasses (holes in the ground; arrows can be shot over them); Quake Bombs (cause normal and one-way walls to crack; can create crevasses where empty floor once was); and Moving Finishes (like regular finishes, but move around).</text:p>
        </text:list-item>
      </text:list>
      <text:p text:style-name="P6">Other Changes (All Platforms):</text:p>
      <text:list xml:id="list1569845188" text:style-name="L31">
        <text:list-item>
          <text:p text:style-name="P52">Cleaned up some code that wasn't used anywhere.</text:p>
        </text:list-item>
        <text:list-item>
          <text:p text:style-name="P52">The default Maze and Saved Game format in this version is now XML format 4. Older XML Mazes will still work. Older Saved Games will NOT work.</text:p>
        </text:list-item>
      </text:list>
      <text:p text:style-name="P5"/>
      <text:p text:style-name="P1">V6.11 (08/05/2010):</text:p>
      <text:p text:style-name="P6">Bug Fixes (All Platforms):</text:p>
      <text:list xml:id="list1870944792" text:continue-numbering="true" text:style-name="L31">
        <text:list-item>
          <text:p text:style-name="P52">Fixed various Maze loader bugs.</text:p>
        </text:list-item>
      </text:list>
      <text:p text:style-name="P5"/>
      <text:p text:style-name="P1">V6.10 (07/17/2010):</text:p>
      <text:p text:style-name="P4">New Features:</text:p>
      <text:list xml:id="list1988973340" text:continue-list="list1927413510" text:style-name="L28">
        <text:list-item>
          <text:p text:style-name="P49">Added support for Locked Mazes. A Maze cannot be edited once locked.</text:p>
        </text:list-item>
      </text:list>
      <text:p text:style-name="P6">Bug Fixes (All Platforms):</text:p>
      <text:list xml:id="list992001444" text:style-name="L32">
        <text:list-item>
          <text:p text:style-name="P53">Fixed a backward compatibility bug when saving Mazes.</text:p>
        </text:list-item>
      </text:list>
      <text:p text:style-name="P5"/>
      <text:p text:style-name="P1">V6.01 (07/15/2010):</text:p>
      <text:p text:style-name="P6">Bug Fixes (All Platforms):</text:p>
      <text:list xml:id="list93247770" text:style-name="L33">
        <text:list-item>
          <text:p text:style-name="P54">Fixed a bug in the Editor causing it to invert the viewing window maximum bounds.</text:p>
        </text:list-item>
        <text:list-item>
          <text:p text:style-name="P54">Fixed a bug in the Editor causing new Maze creation to fail with an ArrayIndexOutOfBoundsException sometimes.</text:p>
        </text:list-item>
      </text:list>
      <text:p text:style-name="P5"/>
      <text:p text:style-name="P1">V6.00 (07/12/2010):</text:p>
      <text:p text:style-name="P4">New Features:</text:p>
      <text:list xml:id="list1419889748" text:continue-list="list1988973340" text:style-name="L28">
        <text:list-item>
          <text:p text:style-name="P49">Added 44 new objects: 12 colors of Carpet (new Ground), 12 colors of House (variation of Finish To that doesn't solve the level), Exits (the way out of a House), 4 varieties of Conditional Teleport (sends you to one of two destinations, based on how many Sun Stones you have), Rose Keys, Rose Locks, Rose Buttons, Rose Walls Off, Rose Walls On, Seaweed Keys, Seaweed Locks, Seaweed Buttons, Seaweed Walls Off, Seaweed Walls On, Sky Keys, Sky Locks, Sky Buttons, Sky Walls Off, and Sky Walls On.</text:p>
        </text:list-item>
      </text:list>
      <text:p text:style-name="P6">Bug Fixes (All Platforms):</text:p>
      <text:list xml:id="list140221850" text:style-name="L34">
        <text:list-item>
          <text:p text:style-name="P55">Fixed a bug in the Editor causing it not to create new instances of Objects when needed.</text:p>
        </text:list-item>
        <text:list-item>
          <text:p text:style-name="P55">Fixed an object duplication bug with Warp Bombs and Warp Wands.</text:p>
        </text:list-item>
      </text:list>
      <text:p text:style-name="P6">Other Changes (All Platforms):</text:p>
      <text:list xml:id="list1507085961" text:style-name="L35">
        <text:list-item>
          <text:p text:style-name="P56">The Help has changed to XHTML-based from HTML-based.</text:p>
        </text:list-item>
        <text:list-item>
          <text:p text:style-name="P56">The Flying Saucer library has been added, to render the new XHTML help.</text:p>
        </text:list-item>
        <text:list-item>
          <text:p text:style-name="P56">Support for older, pre-XML Mazes has been removed. Older Mazes can still be used, if converted to the new XML format with the MazeUpdater2 tool.</text:p>
        </text:list-item>
        <text:list-item>
          <text:p text:style-name="P56">Some of the game's sounds have been renamed. This change affects plug-in developers only.</text:p>
        </text:list-item>
        <text:list-item>
          <text:p text:style-name="P56"><text:soft-page-break/>The default Maze and Saved Game format in this version is now XML format 3. Older XML Mazes will still work. Older Saved Games will NOT work.</text:p>
        </text:list-item>
        <text:list-item>
          <text:p text:style-name="P56">Improved the appearance of the Ice image.</text:p>
        </text:list-item>
      </text:list>
      <text:p text:style-name="P5"/>
      <text:p text:style-name="P1">V5.22 (07/09/2010):</text:p>
      <text:p text:style-name="P6">Bug Fixes (All Platforms):</text:p>
      <text:list xml:id="list612143932" text:style-name="L36">
        <text:list-item>
          <text:p text:style-name="P57">Fixed an issue with the appearance of the Object Help – it wasn't as consistent across platforms as it should be.</text:p>
        </text:list-item>
        <text:list-item>
          <text:p text:style-name="P57">Fixed issues with the appearance of the Editor's Object Picker, Treasure Picker, and Rule Set Picker.</text:p>
        </text:list-item>
        <text:list-item>
          <text:p text:style-name="P57">Fixed an issue with the Rule Set Picker causing it to be re-sizable when it shouldn't be.</text:p>
        </text:list-item>
        <text:list-item>
          <text:p text:style-name="P57">Fixed an issue with the GUI where closing its window didn't properly run the shutdown actions before exiting.</text:p>
        </text:list-item>
        <text:list-item>
          <text:p text:style-name="P57">Fixed an issue with switching to a separate program via a plug-in where the shutdown actions were never run.</text:p>
        </text:list-item>
      </text:list>
      <text:p text:style-name="P5"/>
      <text:p text:style-name="P1">V5.21 (07/08/2010):</text:p>
      <text:p text:style-name="P6">Bug Fixes (All Platforms):</text:p>
      <text:list xml:id="list1724122742" text:continue-numbering="true" text:style-name="L36">
        <text:list-item>
          <text:p text:style-name="P57">Fixed a window size bug in the Editor.</text:p>
        </text:list-item>
        <text:list-item>
          <text:p text:style-name="P57">Fixed a NullPointerException crashing bug in the GUI, caused by invoking the Add a Level... option when the active mode wasn't the Editor. Special thanks go to Arghhh of the Kingdom of Loathing for finding and reporting the bug.</text:p>
        </text:list-item>
      </text:list>
      <text:p text:style-name="P5"/>
      <text:p text:style-name="P1">V5.20 (07/07/2010):</text:p>
      <text:p text:style-name="P4">New Features:</text:p>
      <text:list xml:id="list1809489393" text:continue-list="list1419889748" text:style-name="L28">
        <text:list-item>
          <text:p text:style-name="P49">Added an Export button to the Mazer5D Object Help, to export the dynamically generated help to a PNG image.</text:p>
        </text:list-item>
      </text:list>
      <text:p text:style-name="P6">Bug Fixes (All Platforms):</text:p>
      <text:list xml:id="list296926117" text:style-name="L37">
        <text:list-item>
          <text:p text:style-name="P58">Fixed a plugin loading bug involving the post-load process.</text:p>
        </text:list-item>
        <text:list-item>
          <text:p text:style-name="P58">Fixed a scores bug causing the score reader/writer to use the wrong extension for score files.</text:p>
        </text:list-item>
      </text:list>
      <text:p text:style-name="P6">Other Changes (All Platforms):</text:p>
      <text:list xml:id="list273266561" text:style-name="L38">
        <text:list-item>
          <text:p text:style-name="P59">Made the Object Help better looking and more consistent across platforms.</text:p>
        </text:list-item>
        <text:list-item>
          <text:p text:style-name="P59">Made the Object Help update itself if a graphics override plugin is loaded or unloaded.</text:p>
        </text:list-item>
      </text:list>
      <text:p text:style-name="P5"/>
      <text:p text:style-name="P1">V5.11 (07/05/2010):</text:p>
      <text:p text:style-name="P6">Bug Fixes (All Platforms):</text:p>
      <text:list xml:id="list2047716554" text:continue-list="list1724122742" text:style-name="L36">
        <text:list-item>
          <text:p text:style-name="P57">Fixed a coordinate inversion drawing bug with arrows.</text:p>
        </text:list-item>
        <text:list-item>
          <text:p text:style-name="P57">Fixed a coordinate inversion bug with Fire Amulets and Hot Boots.</text:p>
        </text:list-item>
        <text:list-item>
          <text:p text:style-name="P57">Fixed a bug with Ghost Amulets and Passwall Boots causing them to fail to do what they're supposed to in some cases.</text:p>
        </text:list-item>
        <text:list-item>
          <text:p text:style-name="P57">Fixed a sound bug with Stairs Down – it was playing the Up sound instead of the Down sound.</text:p>
        </text:list-item>
        <text:list-item>
          <text:p text:style-name="P57">Fixed a backward compatibility bug with loading older Mazes.</text:p>
        </text:list-item>
      </text:list>
      <text:p text:style-name="P5"/>
      <text:p text:style-name="P1">V5.10 (07/03/2010):</text:p>
      <text:p text:style-name="P4">New Features:</text:p>
      <text:list xml:id="list874609826" text:continue-list="list1809489393" text:style-name="L28">
        <text:list-item>
          <text:p text:style-name="P49"><text:soft-page-break/>Added a new Go To Destination... feature to the Editor, that prompts to click on a Teleport, then moves the Editor to the location of the Teleport's destination and draws it.</text:p>
        </text:list-item>
        <text:list-item>
          <text:p text:style-name="P49">Added a new Destination image to support the above feature.</text:p>
        </text:list-item>
      </text:list>
      <text:p text:style-name="P6">Bug Fixes (All Platforms):</text:p>
      <text:list xml:id="list2059067211" text:style-name="L39">
        <text:list-item>
          <text:p text:style-name="P60">Fixed one issue with the Go To Location... feature.</text:p>
        </text:list-item>
      </text:list>
      <text:p text:style-name="P6">Other Changes (All Platforms):</text:p>
      <text:list xml:id="list631657642" text:style-name="L40">
        <text:list-item>
          <text:p text:style-name="P61">Renamed the old Go To... feature to Go To Location...</text:p>
        </text:list-item>
        <text:list-item>
          <text:p text:style-name="P61">Made some internal changes to the code to improve performance and memory usage.</text:p>
        </text:list-item>
      </text:list>
      <text:p text:style-name="P5"/>
      <text:p text:style-name="P1">V5.00 (07/01/2010):</text:p>
      <text:p text:style-name="P4">New Features:</text:p>
      <text:list xml:id="list517195437" text:continue-list="list874609826" text:style-name="L28">
        <text:list-item>
          <text:p text:style-name="P49">Added 8 new objects: Sun Stones, used as triggers for the auto-finish feature (described later); True Sight Amulets, which let you see things as they really are for 30 steps; Springboards, which behave like the opposite of a Pit (send you up a floor instead of down a floor); Invisible Springboards (which behave like Springboards, except they can't be seen); Light Gems, which bathe the immediate area around them in permanent light; Dark Gems, which shroud the immediate area around them in permanent darkness; Light Wands, which create Light Gems if used on an empty space, and destroy Dark Gems if used on them; and Dark Wands, which create Dark Gems if used on an empty space, and destroy Light Gems if used on them.</text:p>
        </text:list-item>
        <text:list-item>
          <text:p text:style-name="P49">Added a new auto-finish feature. This is configured in the Level Preferences for each level of the Maze, in the Editor. Auto-finish kicks in if it is enabled and enough Sun Stones to meet or exceed the threshold have been collected.</text:p>
        </text:list-item>
        <text:list-item>
          <text:p text:style-name="P49">The program now remembers the last folder and last filter used independently for all three open dialogs.</text:p>
        </text:list-item>
        <text:list-item>
          <text:p text:style-name="P49">Made it possible for the next Level for the current Level of a Maze to be something other than the one next in the Level sequence. This can be configured in the Level Preferences, and can be set to a relative or absolute number. Older Mazes default to relative +1 (the next Level in the sequence), so they still work.</text:p>
        </text:list-item>
        <text:list-item>
          <text:p text:style-name="P49">Improved the default logic for the random Maze generator, to dramatically increase the chances of it generating a solvable Maze.</text:p>
        </text:list-item>
        <text:list-item>
          <text:p text:style-name="P49">Improved the appearance of the Player image.</text:p>
        </text:list-item>
      </text:list>
      <text:p text:style-name="P6">Bug Fixes (All Platforms):</text:p>
      <text:list xml:id="list2112803820" text:continue-list="list2059067211" text:style-name="L39">
        <text:list-item>
          <text:p text:style-name="P60">Fixed multiple issues with the Maze load/save code.</text:p>
        </text:list-item>
      </text:list>
      <text:p text:style-name="P6">Other Changes (Mac OS X):</text:p>
      <text:list xml:id="list1846335743" text:style-name="L41">
        <text:list-item>
          <text:p text:style-name="P62">Updated the Quaqua user interface library from version 7.0 to version 7.1.1.</text:p>
        </text:list-item>
      </text:list>
      <text:p text:style-name="P6">Other Changes (All Platforms):</text:p>
      <text:list xml:id="list1727113165" text:continue-numbering="true" text:style-name="L41">
        <text:list-item>
          <text:p text:style-name="P62">The native format for Mazes in this version is now an enhanced version of the XML format introduced in V4.10 and improved in V4.20. Older Mazes will still work. Older Saved Games will NOT work.</text:p>
        </text:list-item>
      </text:list>
      <text:p text:style-name="P5"/>
      <text:p text:style-name="P1">V4.31 (06/14/2010):</text:p>
      <text:p text:style-name="P6">Bug Fixes (Mac OS X):</text:p>
      <text:list xml:id="list529921226" text:continue-list="list2112803820" text:style-name="L39">
        <text:list-item>
          <text:p text:style-name="P60">Fixed 2 user interface issues with the help system.</text:p>
        </text:list-item>
      </text:list>
      <text:p text:style-name="P6">Bug Fixes (Windows):</text:p>
      <text:list xml:id="list1246774843" text:continue-numbering="true" text:style-name="L39">
        <text:list-item>
          <text:p text:style-name="P60">Fixed 1 user interface issue with the preferences.</text:p>
        </text:list-item>
      </text:list>
      <text:p text:style-name="P6">Bug Fixes (Linux and Other Platforms):</text:p>
      <text:list xml:id="list2022256092" text:continue-numbering="true" text:style-name="L39">
        <text:list-item>
          <text:p text:style-name="P60"><text:soft-page-break/>Fixed 1 user interface issue with the preferences.</text:p>
        </text:list-item>
        <text:list-item>
          <text:p text:style-name="P60">Fixed 1 user interface issue with the overall look and feel on Linux.</text:p>
        </text:list-item>
      </text:list>
      <text:p text:style-name="P6">Other Changes (Windows):</text:p>
      <text:list xml:id="list814147221" text:style-name="L42">
        <text:list-item>
          <text:p text:style-name="P63">Added the JGoodies Looks library (version 2.3.1) to make the application look better on Windows.</text:p>
        </text:list-item>
      </text:list>
      <text:p text:style-name="P5"/>
      <text:p text:style-name="P1">V4.30 (06/07/2010):</text:p>
      <text:p text:style-name="P4">New Features:</text:p>
      <text:list xml:id="list309870745" text:continue-list="list517195437" text:style-name="L28">
        <text:list-item>
          <text:p text:style-name="P49">The active effects display has been improved. It now has just enough spaces for the maximum number of effects that can be active at once, and automatically compacts itself as effects expire.</text:p>
        </text:list-item>
        <text:list-item>
          <text:p text:style-name="P49">Plugins can now be unloaded without a program restart.</text:p>
        </text:list-item>
        <text:list-item>
          <text:p text:style-name="P49">The plugin registration interface got an update: now, the plugins in the Plugins folder are listed in the registration dialog, instead of having to type the name of the desired plugin.</text:p>
        </text:list-item>
      </text:list>
      <text:p text:style-name="P4">Bug Fixes (All Platforms):</text:p>
      <text:list xml:id="list194558433" text:style-name="L43">
        <text:list-item>
          <text:p text:style-name="P64">Fixed a preferences bug causing the defaults for sound and music to be set incorrectly.</text:p>
        </text:list-item>
        <text:list-item>
          <text:p text:style-name="P64">Fixed a preferences bug causing the preferences user interface to not reflect the settings in the preferences file initially.</text:p>
        </text:list-item>
        <text:list-item>
          <text:p text:style-name="P64">Fixed a preferences bug causing the case where no preference file could be found to not be handled properly.</text:p>
        </text:list-item>
        <text:list-item>
          <text:p text:style-name="P64">Fixed a bug with the Ghost Amulet and Passwall Boots causing these objects to automatically open locked objects without a key, instead of simply letting you pass through them.</text:p>
        </text:list-item>
        <text:list-item>
          <text:p text:style-name="P64">Fixed a bug in the plugin unregistration interface that caused the plugin registry to be updated with invalid data when more than one plugin was registered.</text:p>
        </text:list-item>
        <text:list-item>
          <text:p text:style-name="P64">Fixed a bug causing the timer to not be reset when the maze was reset.</text:p>
        </text:list-item>
        <text:list-item>
          <text:p text:style-name="P64">Fixed a bug with the Normal Amulet causing it to not properly deactivate all other amulet effects.</text:p>
        </text:list-item>
      </text:list>
      <text:p text:style-name="P6">Other Changes (All Platforms):</text:p>
      <text:list xml:id="list825180810" text:continue-list="list814147221" text:style-name="L42">
        <text:list-item>
          <text:p text:style-name="P63">Some elements of the game GUI have been shuffled. The message display is now above the main Maze view, the effects display is now below the main Maze view, and the stats display is now to the right.</text:p>
        </text:list-item>
        <text:list-item>
          <text:p text:style-name="P63">To be consistent with the new game GUI arrangement, the message display for the editor has been moved from the bottom to the top.</text:p>
        </text:list-item>
        <text:list-item>
          <text:p text:style-name="P63">Fixed a typographical issue with the version history for version 4.00.</text:p>
        </text:list-item>
        <text:list-item>
          <text:p text:style-name="P63">Moved the plugin registry file to a per-user location, instead of the Plugins folder, to make the program behave better in situations where the program's main folder is not writable.</text:p>
        </text:list-item>
        <text:list-item>
          <text:p text:style-name="P63">Invisible Walls now block passage all the time, even when Passwall Boots or a Ghost Amulet is worn, due to their magic. They also now block Ghost Arrows from passing through.</text:p>
        </text:list-item>
      </text:list>
      <text:p text:style-name="P5"/>
      <text:p text:style-name="P1">V4.20 (06/05/2010):</text:p>
      <text:p text:style-name="P4">New Features:</text:p>
      <text:list xml:id="list839894914" text:continue-list="list309870745" text:style-name="L28">
        <text:list-item>
          <text:p text:style-name="P49">Active effects are now displayed to the right of the main game grid. If no effects are active, the effect list will be blank and collapsed.</text:p>
        </text:list-item>
      </text:list>
      <text:p text:style-name="P4"><text:soft-page-break/>Bug Fixes (All Platforms):</text:p>
      <text:list xml:id="list2061486467" text:style-name="L44">
        <text:list-item>
          <text:p text:style-name="P65">Fixed multiple issues with XML Maze and Saved Game export/import.</text:p>
        </text:list-item>
        <text:list-item>
          <text:p text:style-name="P71"><text:span text:style-name="T1">NOTE:</text:span><text:span text:style-name="T2"> Affected Mazes and Saved Games will need to be re-exported in order to have the fixes applied.</text:span></text:p>
        </text:list-item>
      </text:list>
      <text:p text:style-name="P4">Other Changes (Mac OS X):</text:p>
      <text:list xml:id="list1179221437" text:continue-list="list839894914" text:style-name="L28">
        <text:list-item>
          <text:p text:style-name="P49">Updated the Quaqua user interface library from version 6.5 to version 7.0.</text:p>
        </text:list-item>
      </text:list>
      <text:p text:style-name="P1"/>
      <text:p text:style-name="P1">V4.10 (05/31/2010):</text:p>
      <text:p text:style-name="P4">New Features:</text:p>
      <text:list xml:id="list523527066" text:continue-numbering="true" text:style-name="L28">
        <text:list-item>
          <text:p text:style-name="P49">Added XML export/import options to the File menu, for mazes and saved games.</text:p>
        </text:list-item>
        <text:list-item>
          <text:p text:style-name="P49">Added XML export/import options to the Rule Set Picker.</text:p>
        </text:list-item>
        <text:list-item>
          <text:p text:style-name="P49">Added XML export/import options to the Game menu, for score tables.</text:p>
        </text:list-item>
      </text:list>
      <text:p text:style-name="P4">Bug Fixes (All Platforms):</text:p>
      <text:list xml:id="list489903941" text:style-name="L45">
        <text:list-item>
          <text:p text:style-name="P66">Fixed a minor issue with graphics override plugins that caused the stat images not to update, while everything else did.</text:p>
        </text:list-item>
      </text:list>
      <text:p text:style-name="P5"/>
      <text:p text:style-name="P1">V4.00 (05/26/2010):</text:p>
      <text:p text:style-name="P4">New Features:</text:p>
      <text:list xml:id="list1154310073" text:continue-list="list523527066" text:style-name="L28">
        <text:list-item>
          <text:p text:style-name="P49">Added 20 new objects: Crumbling Walls, which crumble to nothing when hit; Stumps, which block movement but not arrows, the Ghost Bow, which fires Ghost Arrows; Ghost Arrows pass through any object that does not react to arrows, even if that object is solid!; 3 kinds of hourglass, which extend the time limit to solve the active Level of the active Maze, if a time limit is defined; 5 kinds of amulets, which grant a special ability for 30 steps; a Normal Amulet, which removes any active amulet effect; 3 kinds of boots, granting the same abilities as 3 of the amulets, but lasting until you change boots; 4 kinds of gems, which all add varying amounts to your score; and Hot Rock, a new kind of ground.</text:p>
        </text:list-item>
        <text:list-item>
          <text:p text:style-name="P49">Added a Convert... menu item for converting Mazes that predate Mazer5D to a format Mazer5D understands. After a Maze is converted, it can be played or edited as normal. If errors are detected during the conversion process (which will happen if objects are defined in the older Maze that don't exist in Mazer5D), the fact that errors were found will be reported when conversion completes.</text:p>
        </text:list-item>
        <text:list-item>
          <text:p text:style-name="P49">Added time limit support to Mazes. If time runs out, the level will be automatically solved.</text:p>
        </text:list-item>
      </text:list>
      <text:p text:style-name="P4">Bug Fixes (All Platforms):</text:p>
      <text:list xml:id="list951247559" text:style-name="L46">
        <text:list-item>
          <text:p text:style-name="P67">Ice wasn't playing its sound when walked on, even when game sounds were enabled. Fixed.</text:p>
        </text:list-item>
        <text:list-item>
          <text:p text:style-name="P67">In certain situations the game window could pop up when it wasn't supposed to. Fixed.</text:p>
        </text:list-item>
        <text:list-item>
          <text:p text:style-name="P67">Finishes To were not behaving properly when converted in an older Maze, nor were they well-behaved in the Editor. Both problems have been fixed.</text:p>
        </text:list-item>
        <text:list-item>
          <text:p text:style-name="P67">Finishes were behaving oddly when attempting to set their properties – they don't have any, but the Editor thought they did. Fixed.</text:p>
        </text:list-item>
      </text:list>
      <text:p text:style-name="P4">Other Changes (All Platforms):</text:p>
      <text:list xml:id="list597543483" text:continue-list="list1154310073" text:style-name="L28">
        <text:list-item>
          <text:p text:style-name="P49">Modified the behavior of the Damaged Wall – it now turns into a Crumbling Wall, instead of vanishing, when hit.</text:p>
        </text:list-item>
        <text:list-item>
          <text:p text:style-name="P49">Altered the way your score is computed. It is now measured in points, instead of steps; doing various things in the maze affects your score.</text:p>
        </text:list-item>
        <text:list-item>
          <text:p text:style-name="P30">The Maze format has been updated from version 2.0 to version 3.0. The new version <text:soft-page-break/>includes support for the new objects and the time limit. The extension is the same as before. Older Mazes will still work. Newer Mazes will NOT work in older versions.</text:p>
        </text:list-item>
        <text:list-item>
          <text:p text:style-name="P30">The GrayscaleGraphics plugin got updated, due to the addition of new objects. The older plugin will no longer work.</text:p>
        </text:list-item>
      </text:list>
      <text:p text:style-name="P5"/>
      <text:p text:style-name="P1">V3.10 (04/28/2010):</text:p>
      <text:p text:style-name="P4">New Features:</text:p>
      <text:list xml:id="list189985968" text:style-name="L47">
        <text:list-item>
          <text:p text:style-name="P68">Enhanced the rule set feature to allow for objects that aren't required and have a percentage restriction on their generation.</text:p>
        </text:list-item>
      </text:list>
      <text:p text:style-name="P6">Other Changes (All Platforms):</text:p>
      <text:list xml:id="list1755198979" text:continue-numbering="true" text:style-name="L47">
        <text:list-item>
          <text:p text:style-name="P68">Updated the rule set file format to version 2. Rule set files still have the same extension as before. Older rule set files will still work. Newer rule set files will NOT work in older versions.</text:p>
        </text:list-item>
      </text:list>
      <text:p text:style-name="P5"/>
      <text:p text:style-name="P1">V3.01 (04/22/2010):</text:p>
      <text:p text:style-name="P4">Bug Fixes (All Platforms):</text:p>
      <text:list xml:id="list121794784" text:continue-numbering="true" text:style-name="L47">
        <text:list-item>
          <text:p text:style-name="P68">Fixed a bug in the Maze loader causing it to offer V1.1 format saved games as a load option when that isn't supported anymore.</text:p>
        </text:list-item>
      </text:list>
      <text:p text:style-name="P4">Other Changes (Mac OS X):</text:p>
      <text:list xml:id="list928432667" text:continue-list="list597543483" text:style-name="L28">
        <text:list-item>
          <text:p text:style-name="P30">Updated the Quaqua user interface library from version 6.4.1 to version 6.5.</text:p>
        </text:list-item>
      </text:list>
      <text:p text:style-name="P4">Other Changes (All Platforms):</text:p>
      <text:list xml:id="list1027068737" text:continue-numbering="true" text:style-name="L28">
        <text:list-item>
          <text:p text:style-name="P30">Ran FindBugs on the MazeRunner plugin, and fixed bugs it found.</text:p>
        </text:list-item>
      </text:list>
      <text:p text:style-name="P5"/>
      <text:p text:style-name="P1">V3.00 (04/01/2010):</text:p>
      <text:p text:style-name="P4">New Features:</text:p>
      <text:list xml:id="list946121743" text:continue-numbering="true" text:style-name="L28">
        <text:list-item>
          <text:p text:style-name="P49">Dramatically increased the maximum size of a maze, from 64 rows by 64 columns by 8 floors by 8 levels by 2 layers to 64 rows by 64 columns by 64 floors by 2,000,000+ levels by 2 layers.</text:p>
        </text:list-item>
        <text:list-item>
          <text:p text:style-name="P49">Added support for messages to display for the start and end of each level and maze, as well as titles for each level and maze.</text:p>
        </text:list-item>
        <text:list-item>
          <text:p text:style-name="P49">Added poisonous level support to mazes. Each level can have its own poison power setting. Poison will slowly deplete your health, if it is activated. The smaller the poison power, the more potent the poison.</text:p>
        </text:list-item>
        <text:list-item>
          <text:p text:style-name="P49">Added icons for the stat display.</text:p>
        </text:list-item>
        <text:list-item>
          <text:p text:style-name="P49">Added 33 new objects: 29 kinds of crystal; a Crystal Wall that can be programmed to accept any crystal, or a specific kind of crystal, and otherwise behaves like a lock; Shock Arrows, Shock Bombs, and Shocked Barrier Generators, which behave similarly to their Enraged/Fire counterparts.</text:p>
        </text:list-item>
        <text:list-item>
          <text:p text:style-name="P49">Added resource override support to the plug-in system.</text:p>
        </text:list-item>
      </text:list>
      <text:p text:style-name="P4">Bug Fixes (All Platforms):</text:p>
      <text:list xml:id="list1974625783" text:continue-list="list951247559" text:style-name="L46">
        <text:list-item>
          <text:p text:style-name="P31">Re-added the VPlug and VPort objects, after discovering that they had accidentally been deleted in a prior release. Oops!</text:p>
        </text:list-item>
      </text:list>
      <text:list xml:id="list798667713" text:continue-list="list946121743" text:style-name="L28">
        <text:list-item>
          <text:p text:style-name="P30">Fixed a bug that caused the program to crash when the Set Start Point command was invoked and the start point was set outside the maze.</text:p>
        </text:list-item>
        <text:list-item>
          <text:p text:style-name="P30">Fixed a saved state bug that caused the starting location to be set improperly when loading a saved state file.</text:p>
        </text:list-item>
        <text:list-item>
          <text:p text:style-name="P30">Fixed a bunch of potential null pointer access bugs.</text:p>
        </text:list-item>
        <text:list-item>
          <text:p text:style-name="P30">Fixed a minor bug with multiple actions being fired when not strictly needed.</text:p>
        </text:list-item>
        <text:list-item>
          <text:p text:style-name="P49"><text:soft-page-break/>Fixed a bug in the updater that caused the cache to be updated but never used.</text:p>
        </text:list-item>
        <text:list-item>
          <text:p text:style-name="P49">Made the special Barrier Generators (Enraged, Iced, Poisoned, and Shocked) place-able in the Maze Editor, to fix a bug that caused these objects to not be recognized if they were present in a saved state.</text:p>
        </text:list-item>
        <text:list-item>
          <text:p text:style-name="P49">Fixed a bug causing Remote Action Wands not to work on Barrier Generators.</text:p>
        </text:list-item>
        <text:list-item>
          <text:p text:style-name="P49">Fixed a bug causing Invisible Pits not to play a sound when stumbled into, even if sounds were enabled.</text:p>
        </text:list-item>
        <text:list-item>
          <text:p text:style-name="P49">Fixed a bug causing Barrier Generators of all kinds to sometimes get stuck in a “permanently off” state when they're not supposed to.</text:p>
        </text:list-item>
      </text:list>
      <text:p text:style-name="P4">Other Changes (Mac OS X):</text:p>
      <text:list xml:id="list1910872211" text:continue-numbering="true" text:style-name="L28">
        <text:list-item>
          <text:p text:style-name="P30">Updated the Quaqua user interface library from version 6.4 to version 6.4.1.</text:p>
        </text:list-item>
      </text:list>
      <text:p text:style-name="P4">Other Changes (All Platforms):</text:p>
      <text:list xml:id="list886722962" text:continue-numbering="true" text:style-name="L28">
        <text:list-item>
          <text:p text:style-name="P33">Sadly, due to the new objects introduced, compatibility with V1.0 and V1.1 saved games is no longer possible.</text:p>
        </text:list-item>
        <text:list-item>
          <text:p text:style-name="P30">The maze format has been updated from version 1.1 to version 2.0. The new version includes support for the increased limits, the new messages, and poison. Older mazes will still work – however, only version 1.1 mazes work. Version 1.0 mazes and saved games are no longer supported. A maze updater is provided to update any version 1.0 mazes to version 1.1, so that they can still be used. Saved games cannot be updated with this tool.</text:p>
        </text:list-item>
        <text:list-item>
          <text:p text:style-name="P30">Removed a bunch of code that wasn't used anywhere.</text:p>
        </text:list-item>
        <text:list-item>
          <text:p text:style-name="P30">Removed the Fill Entire Maze commands, because they no longer work properly with the new maze format.</text:p>
        </text:list-item>
        <text:list-item>
          <text:p text:style-name="P72">Split the Maze Preferences into two: the new Maze Preferences contains settings for the whole maze, and the new Level Preferences contains settings for the active level.</text:p>
        </text:list-item>
        <text:list-item>
          <text:p text:style-name="P30">Changed plugin unregistration a bit. Now, if no plugins are registered, the program will display a dialog indicating this, instead of presenting an input dialog with “No Plugins Registered” as the only choice.</text:p>
        </text:list-item>
        <text:list-item>
          <text:p text:style-name="P30">Changed several sound effects used in the game.</text:p>
        </text:list-item>
        <text:list-item>
          <text:p text:style-name="P30">Changed the license the game is released under to the BSD license.</text:p>
        </text:list-item>
        <text:list-item>
          <text:p text:style-name="P30">Removed the MazerPlatform plug-in and integrated its contents into the main code.</text:p>
        </text:list-item>
        <text:list-item>
          <text:p text:style-name="P30">Finished the documentation for the plug-in system – plug-in developers can use this documentation to create their own plug-ins.</text:p>
        </text:list-item>
        <text:list-item>
          <text:p text:style-name="P30">Split the Version History into two: Beta Version History documents the changes in beta builds, and the “normal” Version History documents the changes in full releases.</text:p>
        </text:list-item>
        <text:list-item>
          <text:p text:style-name="P30">Barriers now hurt you for 2% of your max health if you try to cross them.</text:p>
        </text:list-item>
        <text:list-item>
          <text:p text:style-name="P30">The game no longer prompts for a high score if the game ends because you ran out of health.</text:p>
        </text:list-item>
      </text:list>
      <text:p text:style-name="P5"/>
      <text:p text:style-name="P1">V2.11 (03/13/2010):</text:p>
      <text:p text:style-name="P2">Bug Fixes (All Platforms):</text:p>
      <text:list xml:id="list373994857" text:style-name="L48">
        <text:list-item>
          <text:p text:style-name="P32">Fixed a bug that made picking up objects on ground with special properties (such as water, slime, and lava) not work properly.</text:p>
        </text:list-item>
        <text:list-item>
          <text:p text:style-name="P32">Fixed a bug that caused the rule that only one Player should exist on a level of a Maze at any one time to not always be enforced.</text:p>
        </text:list-item>
        <text:list-item>
          <text:p text:style-name="P32">Fixed a bug causing the game to prompt for a high score when it shouldn't.</text:p>
        </text:list-item>
        <text:list-item>
          <text:p text:style-name="P32">Fixed a bug that caused the Rule Set Picker's default height to be bigger than it should <text:soft-page-break/>be.</text:p>
        </text:list-item>
      </text:list>
      <text:p text:style-name="P4">Other Changes (All Platforms):</text:p>
      <text:list xml:id="list91725724" text:continue-numbering="true" text:style-name="L48">
        <text:list-item>
          <text:p text:style-name="P32">In order to prevent the application from hanging if the automatic update check at startup fails because the web site cannot be resolved, the check now happens in the background.</text:p>
        </text:list-item>
      </text:list>
      <text:p text:style-name="P5"/>
      <text:p text:style-name="P1">V2.10 (03/10/2010):</text:p>
      <text:p text:style-name="P4">New Features:</text:p>
      <text:list xml:id="list216398292" text:continue-numbering="true" text:style-name="L48">
        <text:list-item>
          <text:p text:style-name="P32">Added two new commands to the Fill submenu of the Editor menu: <text:span text:style-name="T4">Fill Rule Sets...</text:span><text:span text:style-name="T3"> and </text:span><text:span text:style-name="T4">Use Fill Rule Sets</text:span><text:span text:style-name="T3">. The first command invokes the new Rule Set Picker, used to define Rule Sets that modify random maze generation. The second command is a toggle that turns Rule Sets on or off.</text:span></text:p>
        </text:list-item>
      </text:list>
      <text:p text:style-name="P2">Bug Fixes (All Platforms):</text:p>
      <text:list xml:id="list1791692843" text:continue-numbering="true" text:style-name="L48">
        <text:list-item>
          <text:p text:style-name="P32">Fixed a crashing bug caused by Treasure Chests being allowed to have no contents, by changing the default from nothing at all to an empty space.</text:p>
        </text:list-item>
      </text:list>
      <text:p text:style-name="P5"/>
      <text:p text:style-name="P1">V2.01 (03/06/2010):</text:p>
      <text:p text:style-name="P2">Bug Fixes (All Platforms):</text:p>
      <text:list xml:id="list1441327637" text:continue-numbering="true" text:style-name="L48">
        <text:list-item>
          <text:p text:style-name="P32">Fixed several bugs, including one crashing bug, with the random fill function in the Editor.</text:p>
        </text:list-item>
        <text:list-item>
          <text:p text:style-name="P32">Fixed a bug that caused the Editor to be initialized when it doesn't need to be.</text:p>
        </text:list-item>
      </text:list>
      <text:p text:style-name="P5"/>
      <text:p text:style-name="P1">V2.00 (02/16/2010):</text:p>
      <text:p text:style-name="P4">New Features:</text:p>
      <text:list xml:id="list1253470469" text:continue-numbering="true" text:style-name="L48">
        <text:list-item>
          <text:p text:style-name="P32">Added a new command to the Editor menu: <text:span text:style-name="T4">Set Start Point...</text:span><text:span text:style-name="T3"> - this command is an alternative to explicitly placing the player at the desired start location.</text:span></text:p>
        </text:list-item>
        <text:list-item>
          <text:p text:style-name="P69">Added health to the game. Various objects affect your health. If you run out for any reason, the game ends.</text:p>
        </text:list-item>
        <text:list-item>
          <text:p text:style-name="P69">Added a new maze preference to set the starting health.</text:p>
        </text:list-item>
        <text:list-item>
          <text:p text:style-name="P69">Added thirty new objects: Signs, which display a message when walked into; Trees, which are impassable without an Axe; Axes, which are used to cut Trees; Cut Trees, the remnant stumps of Trees cut by Axes (which are passable); six kinds of squares that act as keys; <text:s/>six kinds of Walls that require a variable number of corresponding squares to open (thus behaving similarly to other kinds of locks – the difference being that the squares are NOT removed from inventory when the lock is unlocked); nine kinds of potions, which affect your health in various ways; four new traps, which also affect health; and Heal Boots, which regenerate health slowly as you walk.</text:p>
        </text:list-item>
        <text:list-item>
          <text:p text:style-name="P69">If you manage to shoot yourself with your own arrows, which can happen if the maze wraps horizontally or vertically, you'll get hurt a little. This damage is doubled if the arrow was enchanted.</text:p>
        </text:list-item>
      </text:list>
      <text:p text:style-name="P2">Bug Fixes (All Platforms):</text:p>
      <text:list xml:id="list739008983" text:continue-numbering="true" text:style-name="L48">
        <text:list-item>
          <text:p text:style-name="P32">Enforced the unwritten rule that only one Player object should exist on each Level.</text:p>
        </text:list-item>
        <text:list-item>
          <text:p text:style-name="P32">Fixed several bugs in the way placing of Player objects was handled.</text:p>
        </text:list-item>
        <text:list-item>
          <text:p text:style-name="P32">Fixed an infinite loop bug in wrapping mazes when arrows were fired in the wrap direction(s).</text:p>
        </text:list-item>
      </text:list>
      <text:p text:style-name="P4">Other Changes (All Platforms):</text:p>
      <text:list xml:id="list2101460250" text:continue-numbering="true" text:style-name="L48">
        <text:list-item>
          <text:p text:style-name="P32">For performance reasons, searching the entire maze for the player's current location is now done only when absolutely necessary.</text:p>
        </text:list-item>
        <text:list-item>
          <text:p text:style-name="P32"><text:soft-page-break/>The maze format has been updated from version 1.0 to version 1.1. The new version includes support for the new objects and the health system. Older mazes will still work, as will older saved games.</text:p>
        </text:list-item>
      </text:list>
      <text:p text:style-name="P5"/>
      <text:p text:style-name="P1">V1.20 (02/07/2010):</text:p>
      <text:p text:style-name="P4">New Features:</text:p>
      <text:list xml:id="list54293111" text:continue-numbering="true" text:style-name="L48">
        <text:list-item>
          <text:p text:style-name="P32">Added a Fill submenu to the Editor menu, which contains commands used for filling the active floor, active level, or entire maze in various ways. None of these operations can be undone, and all will bring up a confirmation prompt first.</text:p>
        </text:list-item>
      </text:list>
      <text:p text:style-name="P2">Bug Fixes (All Platforms):</text:p>
      <text:list xml:id="list299180172" text:continue-numbering="true" text:style-name="L48">
        <text:list-item>
          <text:p text:style-name="P32">If an unknown error occurs when loading or saving a file, the program now terminates and logs the error, instead of attempting to continue – continuing in these situations often left the program in an unusable state.</text:p>
        </text:list-item>
        <text:list-item>
          <text:p text:style-name="P32">The Preferences dialog now disables the other check boxes in the Music tab when the Enable ALL music option is unchecked, and enables them again when re-checked, as it is supposed to.</text:p>
        </text:list-item>
      </text:list>
      <text:p text:style-name="P4">Other Changes (All Platforms):</text:p>
      <text:list xml:id="list1537346747" text:continue-numbering="true" text:style-name="L48">
        <text:list-item>
          <text:p text:style-name="P32">Reduced the size of the music that comes with the game, at the cost of some quality.</text:p>
        </text:list-item>
        <text:list-item>
          <text:p text:style-name="P32">Named the various threads the program creates while it runs. If one of these threads encounters a problem that generates an error log, the name of that thread will now be displayed in the log, instead of a generic name such as “Thread-6”.</text:p>
        </text:list-item>
      </text:list>
      <text:p text:style-name="P4">Other Changes (Mac OS X):</text:p>
      <text:list xml:id="list138949695" text:continue-numbering="true" text:style-name="L48">
        <text:list-item>
          <text:p text:style-name="P34">Updated the Quaqua library used for the user interface from version 6.2.2 to version 6.4.</text:p>
        </text:list-item>
        <text:list-item>
          <text:p text:style-name="P32">Made the active window reflect the saved/unsaved status (with the little dot if there is unsaved work).</text:p>
        </text:list-item>
      </text:list>
      <text:p text:style-name="P5"/>
      <text:p text:style-name="P5"><text:span text:style-name="T6">V1.10 (01/29/2010):</text:span> </text:p>
      <text:p text:style-name="P4">New Features:</text:p>
      <text:list xml:id="list634940600" text:style-name="L49">
        <text:list-item>
          <text:p text:style-name="P35">Plug-in registration and unregistration support added.</text:p>
        </text:list-item>
      </text:list>
      <text:p text:style-name="P4">Bug Fixes (All Platforms):</text:p>
      <text:list xml:id="list1188436027" text:style-name="L50">
        <text:list-item>
          <text:p text:style-name="P36">Barrier Generators will no longer destroy walls put in between them (via a Wall-Making Wand, for instance) – and instead will simply stop generating barriers.</text:p>
        </text:list-item>
        <text:list-item>
          <text:p text:style-name="P36">Ran FindBugs, a static code analyzer, on the code, which identified a bunch of bugs – all but 2 (which both aren't really bugs) have been fixed.</text:p>
        </text:list-item>
      </text:list>
      <text:p text:style-name="P4">Bug Fixes (Windows):</text:p>
      <text:list xml:id="list1488213146" text:continue-numbering="true" text:style-name="L50">
        <text:list-item>
          <text:p text:style-name="P36">Crash reports are no longer written to a folder called “null” in the folder Mazer5D is stored in. Instead, they get written to a folder called Crash inside the user's home folder, which is the intended behavior.</text:p>
        </text:list-item>
      </text:list>
      <text:p text:style-name="P4">Other Changes (All Platforms):</text:p>
      <text:list xml:id="list886918812" text:style-name="L51">
        <text:list-item>
          <text:p text:style-name="P37">Renamed the MazerPlatformIntegration plug-in to MazerPlatform.</text:p>
        </text:list-item>
        <text:list-item>
          <text:p text:style-name="P37">Moved some menu commands that were in the Edit menu to a new Editor menu.</text:p>
        </text:list-item>
        <text:list-item>
          <text:p text:style-name="P37">Changed the IDE used to develop the game from NetBeans 6.8 to Eclipse 3.5.</text:p>
        </text:list-item>
      </text:list>
      <text:p text:style-name="P4">Other Changes (Windows):</text:p>
      <text:list xml:id="list1348493227" text:style-name="L52">
        <text:list-item>
          <text:p text:style-name="P38">Fixed some user interface issues.</text:p>
        </text:list-item>
      </text:list>
      <text:p text:style-name="P4">Other Changes (Linux &amp; Other Platforms):</text:p>
      <text:list xml:id="list1131721783" text:continue-numbering="true" text:style-name="L52">
        <text:list-item>
          <text:p text:style-name="P38">Fixed some user interface issues.</text:p>
        </text:list-item>
      </text:list>
      <text:p text:style-name="P5"/>
      <text:p text:style-name="P1"><text:soft-page-break/>V1.00 (12/15/2009):</text:p>
      <text:p text:style-name="P2">New Features:</text:p>
      <text:list xml:id="list171269521" text:style-name="L53">
        <text:list-item>
          <text:p text:style-name="P74">Initial Release.</text:p>
        </text:list-item>
      </text:list>
      <text:p text:style-name="P8"/>
      <text:p text:style-name="P9">Fantastle Version History</text:p>
      <text:p text:style-name="P10"/>
      <text:p text:style-name="P10">V5.00-dev5 (unreleased): Fixed a bug that made effects modifying Maximum HP or Maximum MP not work correctly. Added combat-usable items to the game.</text:p>
      <text:p text:style-name="P10"/>
      <text:p text:style-name="P10">V5.00-dev4 (10/31/2009): Fixed another crashing bug in the battle engine. Added a new Extras menu, with options to start earlier major versions of Fantastle, Dungeon Diver, and Maze Runner. All are embedded into the program, and can be invoked at any time. The embedded versions have had a few things changed, such as the removal of the update checker, and the removal of the GUI for any associated preferences for the update checker. All of the embedded programs have version numbers newer than the last release for that particular series - this is deliberate. Note that once one of the embedded programs has been invoked, the only way to return to Fantastle 5, or switch to a different embedded program, is to quit and re-launch the game. Removed the preference for hiding the Debug menu - it is now always visible. Added 2 new objects: Controllable Teleports and One-Shot Controllable Teleports.</text:p>
      <text:p text:style-name="P10"/>
      <text:p text:style-name="P10">V5.00-dev3 (10/24/2009): Emergency fix for a crashing bug that made V5.00-dev2 unplayable.</text:p>
      <text:p text:style-name="P10"/>
      <text:p text:style-name="P10">V5.00-dev2 (10/23/2009): Saved game format changed again, due to other additions. Revamped the item system - got rid of the old weapons and armor, and replaced them with 2 caste-specific weapon choices - one 1-handed, the other 2-handed - and 12 different kinds of armor, that are the same for all castes. It is now possible to equip two one-handed weapons at once, as well, but note: doing so forfeits your ability to equip a shield. Added music to the game, and a new set of preferences for controlling it. Changed the way monster names are generated: Now, any monster can appear at any level. Dramatically increased the level at which The Boss is encountered, from 13 to 60. Boosted the boss's bonus level relative to yours. Monsters now have equipment of their own (making the monsters a little tougher than they used to be). Added an equipment viewer to the Game menu. Unified the Show Inventory dialog so that it shows both objects and items in inventory, and made it consistent in style with the Use an Item… dialog. The contribution to defense rating by equipping armor is one-tenth of what it used to be; this is of course offset by the multiple varieties of armor now available. Adjusted the distribution of monster spells per level to reflect these changes. Changed the Inventory Dialog to show Regular Boots instead of Boots: None, when you aren't wearing any special boots.</text:p>
      <text:p text:style-name="P10"/>
      <text:p text:style-name="P10">V5.00-dev1 (10/16/2009): Changed the maze and saved game formats. Older mazes can be opened without conversion; older saved games cannot be opened or converted. Removed the entire Message section of the Preferences, and all the associated settings. All creatures (the player, monsters, and the boss) now have 6 new statistics. Added a bunch of support code to use these new statistics. Improved the battle engine: It is now possible to steal Gold from the enemy, or drain the enemy’s MP. It is also possible for you and the enemy to act more than once per round. Redid the player attributes system: Got rid of the old Classes and replaced these with Races, Castes, Faiths, Genders, and Personalities. There are now 1,000,000 <text:soft-page-break/>possible starting characters. Added a new Mobile Mode preference, which, when enabled, restricts window sizes to 320x480 and uses half-size graphics, intended to simulate use of Fantastle on a mobile device (iPod touch, smartphone, PDA, etc.). Added a new loading screen to address the long time for the game to start initially.</text:p>
      <text:p text:style-name="P10"/>
      <text:p text:style-name="P10">V4.40 (10/10/2009): Added support for cutting levels, inserting levels from the clipboard, and going to a specific location in the editor. Refactored the code internally.</text:p>
      <text:p text:style-name="P10"/>
      <text:p text:style-name="P10">V4.30 (10/04/2009): Modernized the maze loader. Added support for copying and pasting levels within the editor.</text:p>
      <text:p text:style-name="P9"/>
      <text:p text:style-name="P10">V4.20 (08/31/2009): Fixed several compatibility problems with Fantastle and Snow Leopard (Mac OS X 10.6). Added the ability to resize levels, in addition to the existing add/remove level functionality. Added a meaningful error message for when an attempt to open a file fails because it's not a maze file.</text:p>
      <text:p text:style-name="P9"/>
      <text:p text:style-name="P10">V4.10 (08/28/2009): Renamed many objects. The letter keys and locks are now plugs and ports, and Rock is now Dirt, thanks to a user suggestion. Many objects also got graphical upgrades or tweaks, thanks again to a user suggestion. Rearranged the objects so that similar objects are together. Added support for the "WAXD" control scheme as an alternative to the numeric keypad, for users with keyboards that do not have a numeric keypad. See the manual for details on how the "WAXD" scheme works.</text:p>
      <text:p text:style-name="P10"/>
      <text:p text:style-name="P10">V4.00 (08/19/2009): Improved the user interface on all platforms. Fixed an old editor undo/redo bug that could cause objects to end up in places they shouldn't be. Fixed a battle bug that caused damage to be doubled unexpectedly. Added 16 new objects. Once more, the maze and saved game formats have changed. Just like the last time this happened, older mazes can be opened without conversion, but older saved games cannot. Cracked Walls and Bombs have been repurposed. All older mazes containing these objects will still work - Cracked Walls become Brick Walls, and Bombs become Hammers. Their functionality remains the same as before, despite the appearance and name changes. Additionally, the scores and preferences file formats changed in a backward-incompatible way. The game now remembers the last used folder for opening and saving. Removed some old bits of code that are no longer used. Fixed an old redraw bug and an effect scaling bug. Fixed 2 old editor bugs.</text:p>
      <text:p text:style-name="P9"/>
      <text:p text:style-name="P10">V3.21 (06/11/2009): Fixed 5 bugs accidentally introduced in V3.20. Oops!</text:p>
      <text:p text:style-name="P9"/>
      <text:p text:style-name="P10">V3.20 (06/06/2009): Restructured the code internally. Added weaker than normal hits to battles, as well as stronger than normal hits. Changed the message displayed when one of these hits occurs.</text:p>
      <text:p text:style-name="P9"/>
      <text:p text:style-name="P10">V3.10 (05/21/2009): Fixed bugs. Added player and monster fumbles to battles. Made the updater a lot smarter.</text:p>
      <text:p text:style-name="P9"/>
      <text:p text:style-name="P10">V3.00 (05/17/2009): Added 45 new objects. Changed the maze and saved game formats again. Older mazes can be opened without conversion. Older saved games cannot be opened or converted. Merged Dungeon Diver's code into Fantastle, and enhanced it.</text:p>
      <text:p text:style-name="P10"/>
      <text:p text:style-name="P10">V2.10 (03/17/2009): Added the ability to add and remove levels while editing a maze.</text:p>
      <text:p text:style-name="P10"/>
      <text:p text:style-name="P10">V2.01 (03/12/2009): Fixed 5 bugs.</text:p>
      <text:p text:style-name="P10"/>
      <text:p text:style-name="P10">V2.00 (03/07/2009): Added 119 new objects. Changed the maze and saved game formats. A converter is now supplied with the game to convert older mazes, but saved games cannot be converted. Removed the dynamic limits introduced in V0.80 beta and made them static instead.</text:p>
      <text:p text:style-name="P10"/>
      <text:p text:style-name="P10">V1.11 (01/10/2009): Fixed bugs.</text:p>
      <text:p text:style-name="P10"/>
      <text:p text:style-name="P10">V1.10 (01/01/2009): Added 3 new options to the Game menu - Reset Current Level, Show Current Score, and Show Score Table. Fixed even more bugs. Added score tracking support - the game now tracks the number of steps taken to solve a maze, and displays the 10 lowest step scores. Reorganized the code internally. Changed the saved game format in such a way that the new format is 100% compatible with older versions of the game, and the old format 100% compatible with new versions.</text:p>
      <text:p text:style-name="P10"/>
      <text:p text:style-name="P10">V1.01 (12/27/2008): Fixed a few more bugs.</text:p>
      <text:p text:style-name="P10"/>
      <text:p text:style-name="P10">V1.00 (12/18/2008): Added an About Dialog to the game. Fixed the last few remaining bugs. Created an installer for Windows users.</text:p>
      <text:p text:style-name="P10"/>
      <text:p text:style-name="P10">V0.80 beta (12/15/2008): Fixed an issue with large maze creation times. Imposed new limits on maze size to fix an issue that caused mazes near the memory limit to not work properly. The limits work like this: There is an absolute upper limit on all dimensions of 64. Additionally, floors and levels are subject to a more restrictive upper limit that is dependent on the rows and columns chosen. This limit shrinks with greater row/column dimensions. Upgraded a few graphics - the appearance of cracked walls, water, and sunken blocks has changed, hopefully for the better.</text:p>
      <text:p text:style-name="P10"/>
      <text:p text:style-name="P10">V0.71 beta (12/07/2008): Fixed many bugs. Made random teleports a lot less frustrating than they used to be - now they'll always send you somewhere the first try.</text:p>
      <text:p text:style-name="P10"/>
      <text:p text:style-name="P10">V0.70 beta (12/04/2008): Fixed bugs and reorganized the code internally. Added a new sound for when push attempts fail.</text:p>
      <text:p text:style-name="P10"/>
      <text:p text:style-name="P10">V0.60 beta (11/09/2008): Second beta release. Sound support added. Preferences interface revamped - now divided into four tabs. Many new preferences added for turning sound effects on and off. Many bugs fixed.</text:p>
      <text:p text:style-name="P10"/>
      <text:p text:style-name="P10">Note to Mac OS X users: Due to a Mac OS X-specific bug in V0.50 beta, the extension of the preferences file has changed for Mac OS X users only, from plist to prefs. Your old <text:soft-page-break/>preferences from V0.50 will NOT be automatically imported, because this bug caused the program to crash. However, you can export your preferences from V0.50 then import them into V0.60 to work around this bug.</text:p>
      <text:p text:style-name="P10"/>
      <text:p text:style-name="P10">V0.50 beta (11/01/2008): First beta release. All known bugs fixed. The program now comes with a Maze Runner maze converter that updates Maze Runner mazes to the new format.</text:p>
      <text:p text:style-name="P10"/>
      <text:p text:style-name="P10">V0.40 alpha: Fixed more bugs, added export/import support to preferences.</text:p>
      <text:p text:style-name="P10"/>
      <text:p text:style-name="P10">V0.30 alpha: Fixed bugs.</text:p>
      <text:p text:style-name="P10"/>
      <text:p text:style-name="P10">V0.20 alpha: Fixed bugs, added updater feature.</text:p>
      <text:p text:style-name="P10"/>
      <text:p text:style-name="P10">V0.10 alpha: Took the Maze Runner V2.21 code base and completely overhauled it. This new code base is still fairly buggy.</text:p>
      <text:p text:style-name="P10"/>
      <text:p text:style-name="P9">Maze Runner Version History</text:p>
      <text:p text:style-name="P10"/>
      <text:p text:style-name="P10">V2.21 (08/26/2007): Fixed a bug in the editor that caused placing objects not to work properly.</text:p>
      <text:p text:style-name="P10"/>
      <text:p text:style-name="P10">V2.20 (08/15/2007): Added undo and redo support to the editor. Added an option for clearing the undo/redo history to the Edit menu. Added a close command to the File menu. Removed the restriction preventing replaying a maze without reloading it - this also allows going into the editor and editing a maze right after playing it, as well as playing a maze as soon as it's been created in the editor. Somehow, I managed to break two-way teleporters in the editor in V2.10 - they're fixed now. Cleaned up the version history a bit. Made some internal changes that should minimize the chances of certain types of bugs rearing their ugly heads.</text:p>
      <text:p text:style-name="P10"/>
      <text:p text:style-name="P10">V2.10 (08/09/2007): Added menus to all screens. Removed the requirement to reload the maze after the graphics set or size is changed. Added the ability to change the graphics set and size, or any other preference, while playing or editing the maze, and made the program instantly reflect the new settings. Added a new menu - the Game menu - and two new menu items: Show Inventory and Use an Item. Added accelerator keys to all menu items except Exit. Removed the alternate key bindings introduced in V2.01 since they aren't needed anymore, and were responsible for several bugs.</text:p>
      <text:p text:style-name="P10"/>
      <text:p text:style-name="P10">V2.01 (07/28/2007): Added alternative key bindings for Inventory, Save, and Use to the game and editor. Fixed an issue with the Mac OS X release where the menus weren't showing up in the Mac OS menu bar as they were supposed to.</text:p>
      <text:p text:style-name="P10"/>
      <text:p text:style-name="P10">V2.00 (06/30/2007): Added 18 new objects: Pits (dump the player, a pushable block, or a pushable/pullable block down one floor when walked on or a block is pushed into it - impassable on floor 1 but can be filled by pushing a block into one), Tile (a variety of ground that permits objects to be pushed and pulled over it), Pushable Blocks, Pullable Blocks, Pushable/Pullable Blocks, Ice (a frictionless object - anything that touches ice keeps moving until it hits something that isn't ice), Finish To... (a special exit that takes the player to a level other than the next one in the maze), Sunken Blocks (created by pushing blocks into water - can be walked on and have objects pushed and pulled over them), Water (normally impassable, but can be walked on if the Water-Walking Boots are in your inventory), Water-<text:soft-page-break/>Walking Boots (permit walking on water), Annihilation Wand (destroys anything except the Void), Finish-Making Wand, Wall-Making Wand, Energy Sphere (permits walking on force fields), Force Field (normally impassable unless an Energy Sphere is in your inventory), Teleport Wand (acts like a teleporter when used, but you can control the destination), Void (surrounds the maze now, instead of walls, and is completely indestructible - it is immune to all wand effects; additionally, appears in the game as a Sealing Wall if next to anything other than other Void squares), and Exploding Walls (explode when touched, causing other exploding walls next to it to also explode). Completely overhauled the graphics - there are two new sets now, instead of the "Default" set that older versions had, called Modern and Classic. Added multi-level support - now mazes with multiple levels can act as several distinct mazes, each with its own start and finish. If a Finish To... is used to send the player to a level they have already completed, that level will be restored to a pristine state. Made a major change to the saved game format, completely breaking backward compatibility with older saved games. Older mazes, though, still work. Fixed many, many bugs.</text:p>
      <text:p text:style-name="P10"/>
      <text:p text:style-name="P11">V1.40 (06/13/2007): Added 1 new object - two-way teleporter (behaves in pairs, just </text:p>
      <text:p text:style-name="P11">like stairs) - and fixed several bugs. Added a status bar at the bottom for displaying in- </text:p>
      <text:p text:style-name="P11">game and in-editor messages. Added color graphics (this was present in V1.30 also, </text:p>
      <text:p text:style-name="P11">but never documented). Turned the "Can't go that way" message on by default again. </text:p>
      <text:p text:style-name="P11"/>
      <text:p text:style-name="P11">V1.30 (06/09/2007): Added 6 new objects: stairs up, stairs down (stairs behave in </text:p>
      <text:p text:style-name="P11">pairs), and 4 kinds of one-way wall. Fixed a bug in the editor that caused the </text:p>
      <text:p text:style-name="P11">coordinates to place an object to not be computed properly. </text:p>
      <text:p text:style-name="P11"/>
      <text:p text:style-name="P11">V1.20 (05/11/2007): Added 6 new kinds of teleporter – random, random invisible, one- </text:p>
      <text:p text:style-name="P11">shot, invisible one-shot, random one-shot, and random invisible one-shot; teleporter </text:p>
      <text:p text:style-name="P11">destinations are now set by clicking on the location for the teleporter to teleport to; </text:p>
      <text:p text:style-name="P11">added the ability to go back to the menu after solving a maze or editing a maze; </text:p>
      <text:p text:style-name="P11">changed message displayed when the player attempts to move outside the maze to </text:p>
      <text:p text:style-name="P11">“Can’t go that way” and turned that message off by default; added a check for the </text:p>
      <text:p text:style-name="P11">current maze or game needing to be saved, and a prompt for the user to save or not; </text:p>
      <text:p text:style-name="P11">fixed numerous bugs. </text:p>
      <text:p text:style-name="P11"/>
      <text:p text:style-name="P11">V1.11 (05/07/2007): Fixed a bug in the editor. </text:p>
      <text:p text:style-name="P11"/>
      <text:p text:style-name="P11">V1.10 (05/04/2007): Improved user interface. Added preferences dialog. </text:p>
      <text:p text:style-name="P11"/>
      <text:p text:style-name="P11">V1.00 (05/02/2007): Initial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0T13:56:03</meta:creation-date>
    <dc:date>2012-06-20T14:35:19</dc:date>
    <meta:editing-duration>PT5M3S</meta:editing-duration>
    <meta:editing-cycles>12</meta:editing-cycles>
    <meta:generator>LibreOffice/3.5$MacOSX_x86 LibreOffice_project/165a79a-7059095-e13bb37-fef39a4-9503d18</meta:generator>
    <meta:document-statistic meta:table-count="0" meta:image-count="0" meta:object-count="0" meta:page-count="21" meta:paragraph-count="557" meta:word-count="9157" meta:character-count="52803" meta:non-whitespace-character-count="44491"/>
  </office:meta>
</office:document-meta>
</file>